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7mm"/>
    </style:style>
    <style:style style:name="co2" style:family="table-column">
      <style:table-column-properties fo:break-before="auto" style:column-width="47.84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2.91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91.33mm"/>
    </style:style>
    <style:style style:name="co8" style:family="table-column">
      <style:table-column-properties fo:break-before="auto" style:column-width="70.49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28.03mm"/>
    </style:style>
    <style:style style:name="co11" style:family="table-column">
      <style:table-column-properties fo:break-before="auto" style:column-width="419.52mm"/>
    </style:style>
    <style:style style:name="co12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1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7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9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3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7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1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2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number-columns-repeated="3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11" table:default-cell-style-name="ce6"/>
        <table:table-column table:style-name="co3" table:number-columns-repeated="1002" table:default-cell-style-name="ce6"/>
        <table:table-column table:style-name="co12" table:default-cell-style-name="ce6"/>
        <table:table-row table:style-name="ro1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5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Woodmen</text:p>
          </table:table-cell>
          <table:table-cell table:style-name="ce8" table:number-columns-repeated="19"/>
          <table:table-cell table:style-name="ce8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men_youth</text:p>
          </table:table-cell>
          <table:table-cell table:style-name="ce9" office:value-type="string" calcext:value-type="string">
            <text:p>Woodman</text:p>
          </table:table-cell>
          <table:table-cell table:style-name="ce9" office:value-type="string" calcext:value-type="string">
            <text:p>Woodmen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/>
          <table:table-cell table:style-name="ce13" office:value-type="string" calcext:value-type="string">
            <text:p>itm_woodman_tunic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staff,</text:p>
          </table:table-cell>
          <table:table-cell table:style-name="ce13" table:number-columns-repeated="2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|knows_athletics_1|knows_power_strike_1|knows_ironflesh_1</text:p>
          </table:table-cell>
          <table:table-cell table:style-name="ce15" office:value-type="string" calcext:value-type="string">
            <text:p>rohan_face_younger_1</text:p>
          </table:table-cell>
          <table:table-cell table:style-name="ce15" office:value-type="string" calcext:value-type="string">
            <text:p>rohan_face_middle_2</text:p>
          </table:table-cell>
          <table:table-cell table:style-name="ce16"/>
          <table:table-cell table:style-name="ce8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woodman_tunic,itm_leather_boot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woodman_tunic,itm_leather_boot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men_forester</text:p>
          </table:table-cell>
          <table:table-cell table:style-name="ce9" office:value-type="string" calcext:value-type="string">
            <text:p>Woodmen_Forester</text:p>
          </table:table-cell>
          <table:table-cell table:style-name="ce9" office:value-type="string" calcext:value-type="string">
            <text:p>Woodmen_Foresters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/>
          <table:table-cell table:style-name="ce13" office:value-type="string" calcext:value-type="string">
            <text:p>itm_woodman_tunic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axe,</text:p>
          </table:table-cell>
          <table:table-cell table:style-name="ce13" table:number-columns-repeated="2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2|knows_power_draw_2|knows_power_strike_2|knows_ironflesh_2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middle_2</text:p>
          </table:table-cell>
          <table:table-cell table:style-name="ce16"/>
          <table:table-cell table:style-name="ce8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woodman_tunic,itm_leather_boot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woodman_tunic,itm_leather_boot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men_skilled_forester</text:p>
          </table:table-cell>
          <table:table-cell table:style-name="ce9" office:value-type="string" calcext:value-type="string">
            <text:p>Woodmen_Skilled_Forester</text:p>
          </table:table-cell>
          <table:table-cell table:style-name="ce9" office:value-type="string" calcext:value-type="string">
            <text:p>Woodmen_Skilled_Foresters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/>
          <table:table-cell table:style-name="ce13" office:value-type="string" calcext:value-type="string">
            <text:p>itm_woodman_tunic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axe,itm_beorn_battle_axe,</text:p>
          </table:table-cell>
          <table:table-cell table:style-name="ce13" table:number-columns-repeated="2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2|knows_power_draw_2|knows_power_strike_2|knows_ironflesh_2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middle_2</text:p>
          </table:table-cell>
          <table:table-cell table:style-name="ce16"/>
          <table:table-cell table:style-name="ce8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woodman_tunic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woodman_tunic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9" office:value-type="string" calcext:value-type="string">
            <text:p>woodmen_axemen</text:p>
          </table:table-cell>
          <table:table-cell table:style-name="ce9" office:value-type="string" calcext:value-type="string">
            <text:p>Woodmen_Axeman</text:p>
          </table:table-cell>
          <table:table-cell table:style-name="ce9" office:value-type="string" calcext:value-type="string">
            <text:p>Woodmen_Axemen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</text:p>
          </table:table-cell>
          <table:table-cell table:style-name="ce13" office:value-type="string" calcext:value-type="string">
            <text:p>itm_woodman_padded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battle_axe,</text:p>
          </table:table-cell>
          <table:table-cell table:style-name="ce13" table:number-columns-repeated="2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3|knows_power_draw_2|knows_power_strike_3|knows_ironflesh_3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old_2</text:p>
          </table:table-cell>
          <table:table-cell table:style-name="ce16"/>
          <table:table-cell table:style-name="ce8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boots,0,0,fac_beorn,[itm_beorn_helmet,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woodmen_master_axemen</text:p>
          </table:table-cell>
          <table:table-cell table:style-name="ce9" office:value-type="string" calcext:value-type="string">
            <text:p>Woodmen_Master_Axeman</text:p>
          </table:table-cell>
          <table:table-cell table:style-name="ce9" office:value-type="string" calcext:value-type="string">
            <text:p>Woodmen_Master_Axemen</text:p>
          </table:table-cell>
          <table:table-cell table:style-name="ce10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</text:p>
          </table:table-cell>
          <table:table-cell table:style-name="ce13" office:value-type="string" calcext:value-type="string">
            <text:p>itm_woodman_padded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battle_axe,</text:p>
          </table:table-cell>
          <table:table-cell table:style-name="ce13" table:number-columns-repeated="2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draw_2|knows_power_strike_4|knows_ironflesh_4</text:p>
          </table:table-cell>
          <table:table-cell table:style-name="ce15" office:value-type="string" calcext:value-type="string">
            <text:p>rohan_face_middle_1</text:p>
          </table:table-cell>
          <table:table-cell table:style-name="ce15" office:value-type="string" calcext:value-type="string">
            <text:p>rohan_face_old_2</text:p>
          </table:table-cell>
          <table:table-cell table:style-name="ce16"/>
          <table:table-cell table:style-name="ce8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" calcext:value-type="string">
            <text:p>["woodmen_master_axemen","Woodmen_Master_Axeman","Woodmen_Master_Axemen",tfg_armor| tfg_helm| tfg_boots| tfg_gloves,0,0,fac_beorn,[itm_beorn_helmet,itm_woodman_padded,itm_leather_boots,itm_leather_boots,itm_beorn_battle_axe,],attr_tier_5,wp_tier_5,knows_common|knows_athletics_4|knows_power_draw_2|knows_power_strike_4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men_tracker</text:p>
          </table:table-cell>
          <table:table-cell table:style-name="ce9" office:value-type="string" calcext:value-type="string">
            <text:p>Woodmen_Tracker</text:p>
          </table:table-cell>
          <table:table-cell table:style-name="ce9" office:value-type="string" calcext:value-type="string">
            <text:p>Woodmen_Trackers</text:p>
          </table:table-cell>
          <table:table-cell table:style-name="ce10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woodman_scout,</text:p>
          </table:table-cell>
          <table:table-cell table:style-name="ce13"/>
          <table:table-cell table:style-name="ce13" office:value-type="string" calcext:value-type="string">
            <text:p>itm_leather_boots,itm_rohan_shoes,</text:p>
          </table:table-cell>
          <table:table-cell table:style-name="ce13" office:value-type="string" calcext:value-type="string">
            <text:p>itm_short_bow,itm_arrows,</text:p>
          </table:table-cell>
          <table:table-cell table:style-name="ce13" office:value-type="string" calcext:value-type="string">
            <text:p>itm_beorn_axe,</text:p>
          </table:table-cell>
          <table:table-cell table:style-name="ce13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2|knows_power_draw_1|knows_ironflesh_1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old_2</text:p>
          </table:table-cell>
          <table:table-cell table:style-name="ce16"/>
          <table:table-cell table:style-name="ce8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scout,itm_leather_boots,itm_rohan_shoes,itm_short_bow,itm_arrows,itm_beorn_axe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men_scout</text:p>
          </table:table-cell>
          <table:table-cell table:style-name="ce9" office:value-type="string" calcext:value-type="string">
            <text:p>Woodmen_Scout</text:p>
          </table:table-cell>
          <table:table-cell table:style-name="ce9" office:value-type="string" calcext:value-type="string">
            <text:p>Woodmen_Scouts</text:p>
          </table:table-cell>
          <table:table-cell table:style-name="ce10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woodman_scout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short_bow,itm_arrows,</text:p>
          </table:table-cell>
          <table:table-cell table:style-name="ce13" office:value-type="string" calcext:value-type="string">
            <text:p>itm_beorn_axe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2|knows_power_draw_2|knows_power_strike_2|knows_ironflesh_2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middle_2</text:p>
          </table:table-cell>
          <table:table-cell table:style-name="ce16"/>
          <table:table-cell table:style-name="ce8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itm_woodman_scout,itm_leather_boots,itm_short_bow,itm_arrows,itm_beorn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woodmen_archer</text:p>
          </table:table-cell>
          <table:table-cell table:style-name="ce9" office:value-type="string" calcext:value-type="string">
            <text:p>Woodmen_Archer</text:p>
          </table:table-cell>
          <table:table-cell table:style-name="ce9" office:value-type="string" calcext:value-type="string">
            <text:p>Woodmen_Archers</text:p>
          </table:table-cell>
          <table:table-cell table:style-name="ce10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itm_gondor_ranger_hood,</text:p>
          </table:table-cell>
          <table:table-cell table:style-name="ce13" office:value-type="string" calcext:value-type="string">
            <text:p>itm_woodman_scou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bow,itm_arrows,</text:p>
          </table:table-cell>
          <table:table-cell table:style-name="ce13" office:value-type="string" calcext:value-type="string">
            <text:p>itm_beorn_axe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3|knows_power_draw_2|knows_power_strike_3|knows_ironflesh_3</text:p>
          </table:table-cell>
          <table:table-cell table:style-name="ce15" office:value-type="string" calcext:value-type="string">
            <text:p>rohan_face_young_1</text:p>
          </table:table-cell>
          <table:table-cell table:style-name="ce15" office:value-type="string" calcext:value-type="string">
            <text:p>rohan_face_old_2</text:p>
          </table:table-cell>
          <table:table-cell table:style-name="ce16"/>
          <table:table-cell table:style-name="ce8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beorn_helmet,itm_gondor_ranger_hood,itm_woodman_scout,itm_leather_gloves,itm_leather_boots,itm_dale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fell_huntsmen_of_mirkwood</text:p>
          </table:table-cell>
          <table:table-cell table:style-name="ce9" office:value-type="string" calcext:value-type="string">
            <text:p>Expert_Huntsman_of_Mirkwood</text:p>
          </table:table-cell>
          <table:table-cell table:style-name="ce9" office:value-type="string" calcext:value-type="string">
            <text:p>Expert_Huntsmen_of_Mirkwood</text:p>
          </table:table-cell>
          <table:table-cell table:style-name="ce10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</text:p>
          </table:table-cell>
          <table:table-cell table:style-name="ce13" office:value-type="string" calcext:value-type="string">
            <text:p>itm_woodman_padded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elven_bow,itm_arrows,</text:p>
          </table:table-cell>
          <table:table-cell table:style-name="ce13" office:value-type="string" calcext:value-type="string">
            <text:p>itm_beorn_battle_axe,itm_beorn_axe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archery(200)|wp(170)</text:p>
          </table:table-cell>
          <table:table-cell table:style-name="ce14" office:value-type="string" calcext:value-type="string">
            <text:p>knows_common|knows_athletics_4|knows_power_draw_3|knows_power_strike_3|knows_ironflesh_4</text:p>
          </table:table-cell>
          <table:table-cell table:style-name="ce15" office:value-type="string" calcext:value-type="string">
            <text:p>rohan_face_middle_1</text:p>
          </table:table-cell>
          <table:table-cell table:style-name="ce15" office:value-type="string" calcext:value-type="string">
            <text:p>rohan_face_old_2</text:p>
          </table:table-cell>
          <table:table-cell table:style-name="ce16"/>
          <table:table-cell table:style-name="ce8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beorn_helmet,itm_woodman_padded,itm_leather_boots,itm_leather_boots,itm_elven_bow,itm_arrows,itm_beorn_battle_axe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8" table:number-columns-repeated="5"/>
          <table:table-cell table:style-name="ce8" table:formula="of:=[.F3]+[.F4]+[.F5]+[.F6]+[.F7]+[.F8]" office:value-type="float" office:value="0" calcext:value-type="float">
            <text:p>0</text:p>
          </table:table-cell>
          <table:table-cell table:style-name="ce8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Beornings</text:p>
          </table:table-cell>
          <table:table-cell table:style-name="ce8" table:number-columns-repeated="19"/>
          <table:table-cell table:style-name="ce8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vale_man</text:p>
          </table:table-cell>
          <table:table-cell table:number-columns-repeated="2" table:style-name="ce9" office:value-type="string" calcext:value-type="string">
            <text:p>Beorning_Man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beorn_tunic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staff,itm_beorn_axe,</text:p>
          </table:table-cell>
          <table:table-cell table:style-name="ce13" table:number-columns-repeated="2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|knows_athletics_1|knows_power_strike_1|knows_ironflesh_1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leather_boots,itm_beorn_staff,itm_beorn_axe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leather_boots,itm_beorn_staff,itm_beorn_axe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warrior</text:p>
          </table:table-cell>
          <table:table-cell table:style-name="ce9" office:value-type="string" calcext:value-type="string">
            <text:p>Beorning_Warrior</text:p>
          </table:table-cell>
          <table:table-cell table:style-name="ce9" office:value-type="string" calcext:value-type="string">
            <text:p>Beorning_Warriors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/>
          <table:table-cell table:style-name="ce13" office:value-type="string" calcext:value-type="string">
            <text:p>itm_beorn_padded,</text:p>
          </table:table-cell>
          <table:table-cell table:style-name="ce13"/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beorn_axe,itm_beorn_axe,itm_beorn_battle_axe,</text:p>
          </table:table-cell>
          <table:table-cell table:style-name="ce13" table:number-columns-repeated="2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2|knows_power_strike_1|knows_ironflesh_1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beorn_padded,itm_rohan_shoes,itm_beorn_axe,itm_beorn_axe,itm_beorn_battle_axe,],attr_tier_2,wp_tier_2,knows_common|knows_athletics_2|knows_power_strike_1|knows_ironflesh_1,beorn_face1,beorn_face2]," calcext:value-type="string">
            <text:p>["beorning_warrior","Beorning_Warrior","Beorning_Warriors",tfg_armor| tfg_boots,0,0,fac_beorn,[itm_beorn_padded,itm_rohan_shoes,itm_beorn_axe,itm_beorn_axe,itm_beorn_battle_axe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tolltacker</text:p>
          </table:table-cell>
          <table:table-cell table:style-name="ce9" office:value-type="string" calcext:value-type="string">
            <text:p>Beorning_Toll-Taker</text:p>
          </table:table-cell>
          <table:table-cell table:style-name="ce9" office:value-type="string" calcext:value-type="string">
            <text:p>Beorning_Toll-Takers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/>
          <table:table-cell table:style-name="ce13" office:value-type="string" calcext:value-type="string">
            <text:p>itm_beorn_padded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dwarf_sword_a,</text:p>
          </table:table-cell>
          <table:table-cell table:style-name="ce13" office:value-type="string" calcext:value-type="string">
            <text:p>itm_beorn_shield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2|knows_power_strike_2|knows_ironflesh_2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beorn_padded,itm_leather_gloves,itm_rohan_shoes,itm_dwarf_sword_a,itm_beorn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beorn_padded,itm_leather_gloves,itm_rohan_shoes,itm_dwarf_sword_a,itm_beorn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sentinel</text:p>
          </table:table-cell>
          <table:table-cell table:style-name="ce9" office:value-type="string" calcext:value-type="string">
            <text:p>Beorning_Sentinel</text:p>
          </table:table-cell>
          <table:table-cell table:style-name="ce9" office:value-type="string" calcext:value-type="string">
            <text:p>Beorning_Sentinels</text:p>
          </table:table-cell>
          <table:table-cell table:style-name="ce10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</text:p>
          </table:table-cell>
          <table:table-cell table:style-name="ce13" office:value-type="string" calcext:value-type="string">
            <text:p>itm_beorn_heavy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warf_sword_a,itm_dale_sword,</text:p>
          </table:table-cell>
          <table:table-cell table:style-name="ce13" office:value-type="string" calcext:value-type="string">
            <text:p>itm_beorn_shield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3|knows_power_strike_3|knows_ironflesh_3|knows_shield_2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beorn_helmet,itm_beorn_heavy,itm_leather_gloves,itm_leather_boots,itm_dwarf_sword_a,itm_dale_sword,itm_beorn_shiel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warden_of_the_ford</text:p>
          </table:table-cell>
          <table:table-cell table:style-name="ce9" office:value-type="string" calcext:value-type="string">
            <text:p>Beorning_Warden_of_the_Ford</text:p>
          </table:table-cell>
          <table:table-cell table:style-name="ce9" office:value-type="string" calcext:value-type="string">
            <text:p>Beorning_Wardens_of_the_Ford</text:p>
          </table:table-cell>
          <table:table-cell table:style-name="ce10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dale_helmet_b,</text:p>
          </table:table-cell>
          <table:table-cell table:style-name="ce13" office:value-type="string" calcext:value-type="string">
            <text:p>itm_beorn_chief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warf_sword_a,itm_dwarf_sword_b,itm_dale_sword,itm_dale_sword_long,</text:p>
          </table:table-cell>
          <table:table-cell table:style-name="ce13" office:value-type="string" calcext:value-type="string">
            <text:p>itm_beorn_shield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strike_3|knows_ironflesh_4|knows_shield_3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dale_helmet_b,itm_beorn_chief,itm_leather_gloves,itm_leather_boots,itm_dwarf_sword_a,itm_dwarf_sword_b,itm_dale_sword,itm_dale_sword_long,itm_beorn_shiel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carrock_lookout</text:p>
          </table:table-cell>
          <table:table-cell table:style-name="ce9" office:value-type="string" calcext:value-type="string">
            <text:p>Beorning_Carrock_Lookout</text:p>
          </table:table-cell>
          <table:table-cell table:style-name="ce9" office:value-type="string" calcext:value-type="string">
            <text:p>Beorning_Carrock_Lookouts</text:p>
          </table:table-cell>
          <table:table-cell table:style-name="ce10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beorn_tunic,</text:p>
          </table:table-cell>
          <table:table-cell table:style-name="ce13"/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beorn_axe,</text:p>
          </table:table-cell>
          <table:table-cell table:style-name="ce13" table:number-columns-repeated="2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2|knows_power_strike_2|knows_ironflesh_2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gondor_ranger_hood,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gondor_ranger_hood,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carrock_fighter</text:p>
          </table:table-cell>
          <table:table-cell table:style-name="ce9" office:value-type="string" calcext:value-type="string">
            <text:p>Beorning_Carrock_Fighter</text:p>
          </table:table-cell>
          <table:table-cell table:style-name="ce9" office:value-type="string" calcext:value-type="string">
            <text:p>Beorning_Carrock_Fighters</text:p>
          </table:table-cell>
          <table:table-cell table:style-name="ce10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</text:p>
          </table:table-cell>
          <table:table-cell table:style-name="ce13" office:value-type="string" calcext:value-type="string">
            <text:p>itm_beorn_heavy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axe,itm_beorn_battle_axe,</text:p>
          </table:table-cell>
          <table:table-cell table:style-name="ce13" table:number-columns-repeated="2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3|knows_power_strike_3|knows_ironflesh_3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heavy,itm_leather_gloves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eorning_carrock_berserker</text:p>
          </table:table-cell>
          <table:table-cell table:style-name="ce9" office:value-type="string" calcext:value-type="string">
            <text:p>Beorning_Carrock_Berserker</text:p>
          </table:table-cell>
          <table:table-cell table:style-name="ce9" office:value-type="string" calcext:value-type="string">
            <text:p>Beorning_Carrock_Berserkers</text:p>
          </table:table-cell>
          <table:table-cell table:style-name="ce10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beorn</text:p>
          </table:table-cell>
          <table:table-cell table:style-name="ce13" office:value-type="string" calcext:value-type="string">
            <text:p>itm_beorn_helmet,itm_dale_helmet_b,</text:p>
          </table:table-cell>
          <table:table-cell table:style-name="ce13" office:value-type="string" calcext:value-type="string">
            <text:p>itm_beorn_berserk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beorn_battle_axe,itm_dale_sword_long,</text:p>
          </table:table-cell>
          <table:table-cell table:style-name="ce13" table:number-columns-repeated="2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6|knows_power_strike_3|knows_ironflesh_6</text:p>
          </table:table-cell>
          <table:table-cell table:style-name="ce15" office:value-type="string" calcext:value-type="string">
            <text:p>beorn_face1</text:p>
          </table:table-cell>
          <table:table-cell table:style-name="ce15" office:value-type="string" calcext:value-type="string">
            <text:p>beorn_face2</text:p>
          </table:table-cell>
          <table:table-cell table:style-name="ce16"/>
          <table:table-cell table:style-name="ce8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dale_helmet_b,itm_beorn_berserk,itm_leather_gloves,itm_leather_boots,itm_beorn_battle_axe,itm_dale_sword_long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Dale</text:p>
          </table:table-cell>
          <table:table-cell table:style-name="ce8" table:number-columns-repeated="19"/>
          <table:table-cell table:style-name="ce8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militia</text:p>
          </table:table-cell>
          <table:table-cell table:style-name="ce9" office:value-type="string" calcext:value-type="string">
            <text:p>Dale_Militiaman</text:p>
          </table:table-cell>
          <table:table-cell table:style-name="ce9" office:value-type="string" calcext:value-type="string">
            <text:p>Dale_Militia</text:p>
          </table:table-cell>
          <table:table-cell table:style-name="ce10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/>
          <table:table-cell table:style-name="ce13" office:value-type="string" calcext:value-type="string">
            <text:p>itm_dale_armor_a,</text:p>
          </table:table-cell>
          <table:table-cell table:style-name="ce13"/>
          <table:table-cell table:style-name="ce13" office:value-type="string" calcext:value-type="string">
            <text:p>itm_leather_boots,itm_leather_boots,</text:p>
          </table:table-cell>
          <table:table-cell table:style-name="ce13" office:value-type="string" calcext:value-type="string">
            <text:p>itm_dale_pike,</text:p>
          </table:table-cell>
          <table:table-cell table:style-name="ce13" table:number-columns-repeated="2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vaegir_face_younger_1</text:p>
          </table:table-cell>
          <table:table-cell table:style-name="ce15" office:value-type="string" calcext:value-type="string">
            <text:p>vaegir_face_middle_2</text:p>
          </table:table-cell>
          <table:table-cell table:style-name="ce16"/>
          <table:table-cell table:style-name="ce8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[&quot;dale_militia&quot;,&quot;Dale_Militiaman&quot;,&quot;Dale_Militia&quot;,tfg_boots| tfg_armor,0,0,fac_dale,[itm_dale_armor_a,itm_leather_boots,itm_leather_boots,itm_dale_pike,],attr_tier_1,wp_tier_1,knows_common,vaegir_face_younger_1,vaegir_face_middle_2]," calcext:value-type="string">
            <text:p>["dale_militia","Dale_Militiaman","Dale_Militia",tfg_boots| tfg_armor,0,0,fac_dale,[itm_dale_armor_a,itm_leather_boots,itm_leather_boots,itm_dale_pike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man_at_arms</text:p>
          </table:table-cell>
          <table:table-cell table:style-name="ce9" office:value-type="string" calcext:value-type="string">
            <text:p>Dale_Man-at-Arms</text:p>
          </table:table-cell>
          <table:table-cell table:style-name="ce9" office:value-type="string" calcext:value-type="string">
            <text:p>Dale_Men-at-Arms</text:p>
          </table:table-cell>
          <table:table-cell table:style-name="ce10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b,</text:p>
          </table:table-cell>
          <table:table-cell table:style-name="ce13" office:value-type="string" calcext:value-type="string">
            <text:p>itm_dale_armor_a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sword,itm_dale_pike,</text:p>
          </table:table-cell>
          <table:table-cell table:style-name="ce13" office:value-type="string" calcext:value-type="string">
            <text:p>itm_dale_shield_a,</text:p>
          </table:table-cell>
          <table:table-cell table:style-name="ce13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middle_2</text:p>
          </table:table-cell>
          <table:table-cell table:style-name="ce16"/>
          <table:table-cell table:style-name="ce8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an_at_arms&quot;,&quot;Dale_Man-at-Arms&quot;,&quot;Dale_Men-at-Arms&quot;,tfg_boots| tfg_armor| tfg_shield,0,0,fac_dale,[itm_dale_helmet_b,itm_dale_armor_a,itm_leather_boots,itm_dale_sword,itm_dale_pike,itm_dale_shield_a,],attr_tier_2,wp_tier_2,knows_common,vaegir_face_young_1,vaegir_face_middle_2]," calcext:value-type="string">
            <text:p>["dale_man_at_arms","Dale_Man-at-Arms","Dale_Men-at-Arms",tfg_boots| tfg_armor| tfg_shield,0,0,fac_dale,[itm_dale_helmet_b,itm_dale_armor_a,itm_leather_boots,itm_dale_sword,itm_dale_pike,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aketown_scout</text:p>
          </table:table-cell>
          <table:table-cell table:style-name="ce9" office:value-type="string" calcext:value-type="string">
            <text:p>Laketown_Scout</text:p>
          </table:table-cell>
          <table:table-cell table:style-name="ce9" office:value-type="string" calcext:value-type="string">
            <text:p>Laketown_Scouts</text:p>
          </table:table-cell>
          <table:table-cell table:style-name="ce10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/>
          <table:table-cell table:style-name="ce13" office:value-type="string" calcext:value-type="string">
            <text:p>itm_dale_armor_c,itm_dale_armor_d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arrows,itm_short_bow,</text:p>
          </table:table-cell>
          <table:table-cell table:style-name="ce13" office:value-type="string" calcext:value-type="string">
            <text:p>itm_dale_sword,</text:p>
          </table:table-cell>
          <table:table-cell table:style-name="ce13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ironflesh_1|knows_power_draw_1|knows_power_throw_1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_2</text:p>
          </table:table-cell>
          <table:table-cell table:style-name="ce16"/>
          <table:table-cell table:style-name="ce8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laketown_scout&quot;,&quot;Laketown_Scout&quot;,&quot;Laketown_Scouts&quot;,tfg_ranged| tfg_boots| tfg_armor,0,0,fac_dale,[itm_dale_armor_c,itm_dale_armor_d,itm_leather_boots,itm_arrows,itm_short_bow,itm_dale_sword,],attr_tier_2,wp_tier_2,knows_ironflesh_1|knows_power_draw_1|knows_power_throw_1,vaegir_face_young_1,vaegir_face_old_2]," calcext:value-type="string">
            <text:p>["laketown_scout","Laketown_Scout","Laketown_Scouts",tfg_ranged| tfg_boots| tfg_armor,0,0,fac_dale,[itm_dale_armor_c,itm_dale_armor_d,itm_leather_boots,itm_arrows,itm_short_bow,itm_dale_sword,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aketown_bowmen</text:p>
          </table:table-cell>
          <table:table-cell table:style-name="ce9" office:value-type="string" calcext:value-type="string">
            <text:p>Laketown_Bowman</text:p>
          </table:table-cell>
          <table:table-cell table:style-name="ce9" office:value-type="string" calcext:value-type="string">
            <text:p>Laketown_Bowmen</text:p>
          </table:table-cell>
          <table:table-cell table:style-name="ce10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d,</text:p>
          </table:table-cell>
          <table:table-cell table:style-name="ce13" office:value-type="string" calcext:value-type="string">
            <text:p>itm_dale_armor_c,itm_dale_armor_d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arrows,itm_dale_bow,</text:p>
          </table:table-cell>
          <table:table-cell table:style-name="ce13" office:value-type="string" calcext:value-type="string">
            <text:p>itm_dale_sword_broad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ironflesh_1|knows_power_draw_2|knows_athletics_2|knows_power_throw_1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bowmen&quot;,&quot;Laketown_Bowman&quot;,&quot;Laketown_Bowmen&quot;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d,itm_dale_armor_c,itm_dale_armor_d,itm_leather_boots,itm_arrows,itm_dale_bow,itm_dale_sword_broad,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aketown_archer</text:p>
          </table:table-cell>
          <table:table-cell table:style-name="ce9" office:value-type="string" calcext:value-type="string">
            <text:p>Laketown_Archer</text:p>
          </table:table-cell>
          <table:table-cell table:style-name="ce9" office:value-type="string" calcext:value-type="string">
            <text:p>Laketown_Archers</text:p>
          </table:table-cell>
          <table:table-cell table:style-name="ce10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e,itm_dale_helmet_d,itm_dale_helmet_c,</text:p>
          </table:table-cell>
          <table:table-cell table:style-name="ce13" office:value-type="string" calcext:value-type="string">
            <text:p>itm_dale_armor_c,itm_dale_armor_d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arrows,itm_dale_bow,</text:p>
          </table:table-cell>
          <table:table-cell table:style-name="ce13" office:value-type="string" calcext:value-type="string">
            <text:p>itm_dale_sword_broad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ironflesh_1|knows_power_draw_2|knows_athletics_2|knows_power_throw_1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archer&quot;,&quot;Laketown_Archer&quot;,&quot;Laketown_Archers&quot;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e,itm_dale_helmet_d,itm_dale_helmet_c,itm_dale_armor_c,itm_dale_armor_d,itm_leather_boots,itm_arrows,itm_dale_bow,itm_dale_sword_broad,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arding_bowmen_of_esgaroth</text:p>
          </table:table-cell>
          <table:table-cell table:style-name="ce9" office:value-type="string" calcext:value-type="string">
            <text:p>Barding_Bowman_of_Esgaroth</text:p>
          </table:table-cell>
          <table:table-cell table:style-name="ce9" office:value-type="string" calcext:value-type="string">
            <text:p>Barding_Bowmen_of_Esgaroth</text:p>
          </table:table-cell>
          <table:table-cell table:style-name="ce10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e,itm_dale_helmet_c,</text:p>
          </table:table-cell>
          <table:table-cell table:style-name="ce13" office:value-type="string" calcext:value-type="string">
            <text:p>itm_dale_armor_h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arrows,itm_dale_bow,</text:p>
          </table:table-cell>
          <table:table-cell table:style-name="ce13" office:value-type="string" calcext:value-type="string">
            <text:p>itm_dale_sword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archery(240)|wp(200)</text:p>
          </table:table-cell>
          <table:table-cell table:style-name="ce14" office:value-type="string" calcext:value-type="string">
            <text:p>knows_ironflesh_2|knows_power_draw_4|knows_power_strike_1|knows_athletics_3|knows_power_throw_1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barding_bowmen_of_esgaroth&quot;,&quot;Barding_Bowman_of_Esgaroth&quot;,&quot;Barding_Bowmen_of_Esgaroth&quot;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e,itm_dale_helmet_c,itm_dale_armor_h,itm_leather_boots,itm_arrows,itm_dale_bow,itm_dale_sword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warrior</text:p>
          </table:table-cell>
          <table:table-cell table:style-name="ce9" office:value-type="string" calcext:value-type="string">
            <text:p>Dale_Warrior</text:p>
          </table:table-cell>
          <table:table-cell table:style-name="ce9" office:value-type="string" calcext:value-type="string">
            <text:p>Dale_Warriors</text:p>
          </table:table-cell>
          <table:table-cell table:style-name="ce10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b,</text:p>
          </table:table-cell>
          <table:table-cell table:style-name="ce13" office:value-type="string" calcext:value-type="string">
            <text:p>itm_dale_armor_b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pike,itm_dale_sword,</text:p>
          </table:table-cell>
          <table:table-cell table:style-name="ce13" office:value-type="string" calcext:value-type="string">
            <text:p>itm_dale_shield_a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athletics_1|knows_power_strike_1|knows_ironflesh_1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_2</text:p>
          </table:table-cell>
          <table:table-cell table:style-name="ce16"/>
          <table:table-cell table:style-name="ce8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dale_warrior&quot;,&quot;Dale_Warrior&quot;,&quot;Dale_Warriors&quot;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" calcext:value-type="string">
            <text:p>["dale_warrior","Dale_Warrior","Dale_Warriors",tfg_boots| tfg_armor| tfg_shield,0,0,fac_dale,[itm_dale_helmet_b,itm_dale_armor_b,itm_leather_boots,itm_dale_pike,itm_dale_sword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veteran_warrior</text:p>
          </table:table-cell>
          <table:table-cell table:style-name="ce9" office:value-type="string" calcext:value-type="string">
            <text:p>Dale_Veteran_Warrior</text:p>
          </table:table-cell>
          <table:table-cell table:style-name="ce9" office:value-type="string" calcext:value-type="string">
            <text:p>Dale_Veteran_Warriors</text:p>
          </table:table-cell>
          <table:table-cell table:style-name="ce10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a,itm_dale_helmet_b,</text:p>
          </table:table-cell>
          <table:table-cell table:style-name="ce13" office:value-type="string" calcext:value-type="string">
            <text:p>itm_dale_armor_f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pike,itm_dale_sword,</text:p>
          </table:table-cell>
          <table:table-cell table:style-name="ce13" office:value-type="string" calcext:value-type="string">
            <text:p>itm_dale_shield_a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athletics_2|knows_ironflesh_2|knows_power_strike_2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veteran_warrior&quot;,&quot;Dale_Veteran_Warrior&quot;,&quot;Dale_Veteran_Warriors&quot;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" calcext:value-type="string">
            <text:p>["dale_veteran_warrior","Dale_Veteran_Warrior","Dale_Veteran_Warriors",tfg_shield| tfg_boots| tfg_armor| tfg_helm,0,0,fac_dale,[itm_dale_helmet_a,itm_dale_helmet_b,itm_dale_armor_f,itm_leather_boots,itm_dale_pike,itm_dale_sword,itm_dale_shield_a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marchwarden</text:p>
          </table:table-cell>
          <table:table-cell table:style-name="ce9" office:value-type="string" calcext:value-type="string">
            <text:p>Marchwarden_of_Dale</text:p>
          </table:table-cell>
          <table:table-cell table:style-name="ce9" office:value-type="string" calcext:value-type="string">
            <text:p>Marchwardens_of_Dale</text:p>
          </table:table-cell>
          <table:table-cell table:style-name="ce10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a,</text:p>
          </table:table-cell>
          <table:table-cell table:style-name="ce13" office:value-type="string" calcext:value-type="string">
            <text:p>itm_dale_armor_h,itm_dale_armor_i,itm_dale_armor_j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sword_broad,itm_dale_pike,</text:p>
          </table:table-cell>
          <table:table-cell table:style-name="ce13" office:value-type="string" calcext:value-type="string">
            <text:p>itm_dale_shield_c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athletics_3|knows_shield_2|knows_ironflesh_3|knows_power_strike_3</text:p>
          </table:table-cell>
          <table:table-cell table:style-name="ce15" office:value-type="string" calcext:value-type="string">
            <text:p>vaegir_face_middle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marchwarden&quot;,&quot;Marchwarden_of_Dale&quot;,&quot;Marchwardens_of_Dale&quot;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a,itm_dale_armor_h,itm_dale_armor_i,itm_dale_armor_j,itm_leather_gloves,itm_leather_boots,itm_dale_sword_broad,itm_dale_pike,itm_dale_shield_c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pikeman</text:p>
          </table:table-cell>
          <table:table-cell table:style-name="ce9" office:value-type="string" calcext:value-type="string">
            <text:p>Dale_Spearman</text:p>
          </table:table-cell>
          <table:table-cell table:style-name="ce9" office:value-type="string" calcext:value-type="string">
            <text:p>Dale_Spearmen</text:p>
          </table:table-cell>
          <table:table-cell table:style-name="ce10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b,itm_dale_helmet_a,</text:p>
          </table:table-cell>
          <table:table-cell table:style-name="ce13" office:value-type="string" calcext:value-type="string">
            <text:p>itm_dale_armor_b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pike,</text:p>
          </table:table-cell>
          <table:table-cell table:style-name="ce13" office:value-type="string" calcext:value-type="string">
            <text:p>itm_dale_shield_a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athletics_1|knows_power_strike_1|knows_ironflesh_1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_2</text:p>
          </table:table-cell>
          <table:table-cell table:style-name="ce16"/>
          <table:table-cell table:style-name="ce8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pikeman&quot;,&quot;Dale_Spearman&quot;,&quot;Dale_Spearmen&quot;,tfg_boots| tfg_armor,0,0,fac_dale,[itm_dale_helmet_b,itm_dale_helmet_a,itm_dale_armor_b,itm_leather_boots,itm_dale_pike,itm_dale_shield_a,],attr_tier_3,wp_tier_3,knows_athletics_1|knows_power_strike_1|knows_ironflesh_1|knows_shield_2,vaegir_face_young_1,vaegir_face_old_2]," calcext:value-type="string">
            <text:p>["dale_pikeman","Dale_Spearman","Dale_Spearmen",tfg_boots| tfg_armor,0,0,fac_dale,[itm_dale_helmet_b,itm_dale_helmet_a,itm_dale_armor_b,itm_leather_boots,itm_dale_pike,itm_dale_shield_a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billman</text:p>
          </table:table-cell>
          <table:table-cell table:style-name="ce9" office:value-type="string" calcext:value-type="string">
            <text:p>Dale_Billman</text:p>
          </table:table-cell>
          <table:table-cell table:style-name="ce9" office:value-type="string" calcext:value-type="string">
            <text:p>Dale_Billmen</text:p>
          </table:table-cell>
          <table:table-cell table:style-name="ce10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b,itm_dale_helmet_a,</text:p>
          </table:table-cell>
          <table:table-cell table:style-name="ce13" office:value-type="string" calcext:value-type="string">
            <text:p>itm_dale_armor_f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billhook,</text:p>
          </table:table-cell>
          <table:table-cell table:style-name="ce13" office:value-type="string" calcext:value-type="string">
            <text:p>itm_dale_shield_c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athletics_2|knows_ironflesh_2|knows_power_strike_2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billman&quot;,&quot;Dale_Billman&quot;,&quot;Dale_Billmen&quot;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b,itm_dale_helmet_a,itm_dale_armor_f,itm_leather_boots,itm_dale_billhook,itm_dale_shield_c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le_bill_master</text:p>
          </table:table-cell>
          <table:table-cell table:style-name="ce9" office:value-type="string" calcext:value-type="string">
            <text:p>Dale_Bill_Master</text:p>
          </table:table-cell>
          <table:table-cell table:style-name="ce9" office:value-type="string" calcext:value-type="string">
            <text:p>Dale_Bill_Masters</text:p>
          </table:table-cell>
          <table:table-cell table:style-name="ce10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/>
          <table:table-cell table:style-name="ce13" office:value-type="string" calcext:value-type="string">
            <text:p>itm_dale_armor_h,itm_dale_armor_i,itm_dale_armor_j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billhook,</text:p>
          </table:table-cell>
          <table:table-cell table:style-name="ce13" table:number-columns-repeated="2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athletics_3|knows_shield_2|knows_ironflesh_3|knows_power_strike_3</text:p>
          </table:table-cell>
          <table:table-cell table:style-name="ce15" office:value-type="string" calcext:value-type="string">
            <text:p>vaegir_face_middle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_master&quot;,&quot;Dale_Bill_Master&quot;,&quot;Dale_Bill_Masters&quot;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armor_h,itm_dale_armor_i,itm_dale_armor_j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rchant_squire_or_dale</text:p>
          </table:table-cell>
          <table:table-cell table:style-name="ce9" office:value-type="string" calcext:value-type="string">
            <text:p>Merchant_Squire_of_Dale</text:p>
          </table:table-cell>
          <table:table-cell table:style-name="ce9" office:value-type="string" calcext:value-type="string">
            <text:p>Merchant_Squires_of_Dale</text:p>
          </table:table-cell>
          <table:table-cell table:style-name="ce10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e,</text:p>
          </table:table-cell>
          <table:table-cell table:style-name="ce13" office:value-type="string" calcext:value-type="string">
            <text:p>itm_dale_armor_b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dale_pike,itm_dale_sword_long,</text:p>
          </table:table-cell>
          <table:table-cell table:style-name="ce13" office:value-type="string" calcext:value-type="string">
            <text:p>itm_dale_shield_d,</text:p>
          </table:table-cell>
          <table:table-cell table:style-name="ce13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athletics_1|knows_ironflesh_1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_2</text:p>
          </table:table-cell>
          <table:table-cell table:style-name="ce16"/>
          <table:table-cell table:style-name="ce8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merchant_squire_or_dale&quot;,&quot;Merchant_Squire_of_Dale&quot;,&quot;Merchant_Squires_of_Dale&quot;,tfg_boots| tfg_armor| tfg_shield,0,0,fac_dale,[itm_dale_helmet_e,itm_dale_armor_b,itm_leather_boots,itm_dale_pike,itm_dale_sword_long,itm_dale_shield_d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dale_helmet_e,itm_dale_armor_b,itm_leather_boots,itm_dale_pike,itm_dale_sword_long,itm_dale_shield_d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rchant_guard_of_dale</text:p>
          </table:table-cell>
          <table:table-cell table:style-name="ce9" office:value-type="string" calcext:value-type="string">
            <text:p>Merchant_Guard_of_Dale</text:p>
          </table:table-cell>
          <table:table-cell table:style-name="ce9" office:value-type="string" calcext:value-type="string">
            <text:p>Merchant_Guards_of_Dale</text:p>
          </table:table-cell>
          <table:table-cell table:style-name="ce10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e,itm_dale_helmet_f,</text:p>
          </table:table-cell>
          <table:table-cell table:style-name="ce13" office:value-type="string" calcext:value-type="string">
            <text:p>itm_dale_armor_e,itm_dale_armor_f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lance,itm_dale_sword_long,</text:p>
          </table:table-cell>
          <table:table-cell table:style-name="ce13" office:value-type="string" calcext:value-type="string">
            <text:p>itm_dale_shield_d,</text:p>
          </table:table-cell>
          <table:table-cell table:style-name="ce13" office:value-type="string" calcext:value-type="string">
            <text:p>itm_dale_horse,</text:p>
          </table:table-cell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athletics_1|knows_ironflesh_1|knows_shield_2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_2</text:p>
          </table:table-cell>
          <table:table-cell table:style-name="ce16"/>
          <table:table-cell table:style-name="ce8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guard_of_dale&quot;,&quot;Merchant_Guard_of_Dale&quot;,&quot;Merchant_Guards_of_Dale&quot;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e,itm_dale_helmet_f,itm_dale_armor_e,itm_dale_armor_f,itm_leather_boots,itm_lance,itm_dale_sword_long,itm_dale_shield_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rchant_protector_of_dale</text:p>
          </table:table-cell>
          <table:table-cell table:style-name="ce9" office:value-type="string" calcext:value-type="string">
            <text:p>Merchant_Protector_of_Dale</text:p>
          </table:table-cell>
          <table:table-cell table:style-name="ce9" office:value-type="string" calcext:value-type="string">
            <text:p>Merchant_Protectors_of_Dale</text:p>
          </table:table-cell>
          <table:table-cell table:style-name="ce10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e,itm_dale_helmet_f,</text:p>
          </table:table-cell>
          <table:table-cell table:style-name="ce13" office:value-type="string" calcext:value-type="string">
            <text:p>itm_dale_armor_e,itm_dale_armor_f,</text:p>
          </table:table-cell>
          <table:table-cell table:style-name="ce13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lance,</text:p>
          </table:table-cell>
          <table:table-cell table:style-name="ce13" office:value-type="string" calcext:value-type="string">
            <text:p>itm_dale_shield_d,</text:p>
          </table:table-cell>
          <table:table-cell table:style-name="ce13" office:value-type="string" calcext:value-type="string">
            <text:p>itm_dale_horse,</text:p>
          </table:table-cell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riding_3|knows_ironflesh_2|knows_power_strike_1</text:p>
          </table:table-cell>
          <table:table-cell table:style-name="ce15" office:value-type="string" calcext:value-type="string">
            <text:p>vaegir_face_young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e,itm_dale_helmet_f,itm_dale_armor_e,itm_dale_armor_f,itm_leather_boots,itm_lance,itm_dale_shield_d,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irions_guard_of_dale</text:p>
          </table:table-cell>
          <table:table-cell table:style-name="ce9" office:value-type="string" calcext:value-type="string">
            <text:p>Girion's_Guard_of_Dale</text:p>
          </table:table-cell>
          <table:table-cell table:style-name="ce9" office:value-type="string" calcext:value-type="string">
            <text:p>Girion's_Guards_of_Dale</text:p>
          </table:table-cell>
          <table:table-cell table:style-name="ce10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dale</text:p>
          </table:table-cell>
          <table:table-cell table:style-name="ce13" office:value-type="string" calcext:value-type="string">
            <text:p>itm_dale_helmet_f,</text:p>
          </table:table-cell>
          <table:table-cell table:style-name="ce13" office:value-type="string" calcext:value-type="string">
            <text:p>itm_dale_armor_k,itm_dale_armor_l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lance,itm_dale_sword_long,</text:p>
          </table:table-cell>
          <table:table-cell table:style-name="ce13" office:value-type="string" calcext:value-type="string">
            <text:p>itm_dale_shield_d,</text:p>
          </table:table-cell>
          <table:table-cell table:style-name="ce13" office:value-type="string" calcext:value-type="string">
            <text:p>itm_dale_warhorse,</text:p>
          </table:table-cell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riding_4|knows_shield_2|knows_ironflesh_3|knows_power_strike_2</text:p>
          </table:table-cell>
          <table:table-cell table:style-name="ce15" office:value-type="string" calcext:value-type="string">
            <text:p>vaegir_face_middle_1</text:p>
          </table:table-cell>
          <table:table-cell table:style-name="ce15" office:value-type="string" calcext:value-type="string">
            <text:p>vaegir_face_older_2</text:p>
          </table:table-cell>
          <table:table-cell table:style-name="ce16"/>
          <table:table-cell table:style-name="ce8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f,itm_dale_armor_k,itm_dale_armor_l,itm_leather_gloves,itm_leather_boots,itm_lance,itm_dale_sword_long,itm_dale_shield_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hun</text:p>
          </table:table-cell>
          <table:table-cell table:style-name="ce8" table:number-columns-repeated="19"/>
          <table:table-cell table:style-name="ce8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tribesman</text:p>
          </table:table-cell>
          <table:table-cell table:style-name="ce9" office:value-type="string" calcext:value-type="string">
            <text:p>Rhun_Tribesman</text:p>
          </table:table-cell>
          <table:table-cell table:style-name="ce9" office:value-type="string" calcext:value-type="string">
            <text:p>Rhun_Tribesmen</text:p>
          </table:table-cell>
          <table:table-cell table:style-name="ce10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/>
          <table:table-cell table:style-name="ce13" office:value-type="string" calcext:value-type="string">
            <text:p>itm_rhun_armor_a,itm_rhun_armor_b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hortsword,</text:p>
          </table:table-cell>
          <table:table-cell table:style-name="ce13" office:value-type="string" calcext:value-type="string">
            <text:p>itm_arrows,itm_hunting_bow,</text:p>
          </table:table-cell>
          <table:table-cell table:style-name="ce13"/>
          <table:table-cell table:style-name="ce14" office:value-type="string" calcext:value-type="string">
            <text:p>attr_evil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|knows_riding_3|knows_power_draw_2|knows_horse_archery_2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horse_scout</text:p>
          </table:table-cell>
          <table:table-cell table:style-name="ce9" office:value-type="string" calcext:value-type="string">
            <text:p>Rhun_Horse_Scout</text:p>
          </table:table-cell>
          <table:table-cell table:style-name="ce9" office:value-type="string" calcext:value-type="string">
            <text:p>Rhun_Horse_Scouts</text:p>
          </table:table-cell>
          <table:table-cell table:style-name="ce10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/>
          <table:table-cell table:style-name="ce13" office:value-type="string" calcext:value-type="string">
            <text:p>itm_rhun_armor_a,itm_rhun_armor_b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arrows,itm_nomad_bow,</text:p>
          </table:table-cell>
          <table:table-cell table:style-name="ce13" office:value-type="string" calcext:value-type="string">
            <text:p>itm_rhun_falchion,</text:p>
          </table:table-cell>
          <table:table-cell table:style-name="ce13" office:value-type="string" calcext:value-type="string">
            <text:p>itm_rhun_horse_a,itm_rhun_horse_b,</text:p>
          </table:table-cell>
          <table:table-cell table:style-name="ce14" office:value-type="string" calcext:value-type="string">
            <text:p>attr_evil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riding_4|knows_power_draw_3|knows_power_throw_1|knows_horse_archery_3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horse_archer</text:p>
          </table:table-cell>
          <table:table-cell table:style-name="ce9" office:value-type="string" calcext:value-type="string">
            <text:p>Rhun_Horse_Archer</text:p>
          </table:table-cell>
          <table:table-cell table:style-name="ce9" office:value-type="string" calcext:value-type="string">
            <text:p>Rhun_Horse_Archers</text:p>
          </table:table-cell>
          <table:table-cell table:style-name="ce10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k,itm_rhun_helm_l,</text:p>
          </table:table-cell>
          <table:table-cell table:style-name="ce13" office:value-type="string" calcext:value-type="string">
            <text:p>itm_rhun_armor_a,itm_rhun_armor_b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arrows,itm_nomad_bow,</text:p>
          </table:table-cell>
          <table:table-cell table:style-name="ce13" office:value-type="string" calcext:value-type="string">
            <text:p>itm_rhun_sword,</text:p>
          </table:table-cell>
          <table:table-cell table:style-name="ce13" office:value-type="string" calcext:value-type="string">
            <text:p>itm_rhun_horse_a,itm_rhun_horse_b,</text:p>
          </table:table-cell>
          <table:table-cell table:style-name="ce14" office:value-type="string" calcext:value-type="string">
            <text:p>attr_evil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riding_5|knows_power_draw_3|knows_ironflesh_1|knows_horse_archery_4|knows_power_throw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veteran_horse_archer</text:p>
          </table:table-cell>
          <table:table-cell table:style-name="ce9" office:value-type="string" calcext:value-type="string">
            <text:p>Rhun_Veteran_Horse_Archer</text:p>
          </table:table-cell>
          <table:table-cell table:style-name="ce9" office:value-type="string" calcext:value-type="string">
            <text:p>Rhun_Veteran_Horse_Archers</text:p>
          </table:table-cell>
          <table:table-cell table:style-name="ce10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k,itm_rhun_helm_l,itm_rhun_helm_m,</text:p>
          </table:table-cell>
          <table:table-cell table:style-name="ce13" office:value-type="string" calcext:value-type="string">
            <text:p>itm_rhun_armor_j,itm_rhun_armor_n,itm_rhun_armor_m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arrows,itm_nomad_bow,</text:p>
          </table:table-cell>
          <table:table-cell table:style-name="ce13" office:value-type="string" calcext:value-type="string">
            <text:p>itm_rhun_sword,</text:p>
          </table:table-cell>
          <table:table-cell table:style-name="ce13" office:value-type="string" calcext:value-type="string">
            <text:p>itm_rhun_horse_a,itm_rhun_horse_b,</text:p>
          </table:table-cell>
          <table:table-cell table:style-name="ce14" office:value-type="string" calcext:value-type="string">
            <text:p>attr_evil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ell_balchoth_horse_archer</text:p>
          </table:table-cell>
          <table:table-cell table:style-name="ce9" office:value-type="string" calcext:value-type="string">
            <text:p>Balchoth_Horse_Archer</text:p>
          </table:table-cell>
          <table:table-cell table:style-name="ce9" office:value-type="string" calcext:value-type="string">
            <text:p>Balchoth_Horse_Archers</text:p>
          </table:table-cell>
          <table:table-cell table:style-name="ce10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l,itm_rhun_helm_i,itm_rhun_helm_j,</text:p>
          </table:table-cell>
          <table:table-cell table:style-name="ce13" office:value-type="string" calcext:value-type="string">
            <text:p>itm_rhun_armor_o,itm_rhun_armor_n,itm_rhun_armor_m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arrows,itm_nomad_bow,</text:p>
          </table:table-cell>
          <table:table-cell table:style-name="ce13" office:value-type="string" calcext:value-type="string">
            <text:p>itm_rhun_sword,itm_rhun_bull1_shield,itm_rhun_bull2_shield,</text:p>
          </table:table-cell>
          <table:table-cell table:style-name="ce13" office:value-type="string" calcext:value-type="string">
            <text:p>itm_rhun_horse_d,itm_rhun_horse_b,</text:p>
          </table:table-cell>
          <table:table-cell table:style-name="ce14" office:value-type="string" calcext:value-type="string">
            <text:p>attr_evil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swift_horseman</text:p>
          </table:table-cell>
          <table:table-cell table:style-name="ce9" office:value-type="string" calcext:value-type="string">
            <text:p>Rhun_Swift_Horseman</text:p>
          </table:table-cell>
          <table:table-cell table:style-name="ce9" office:value-type="string" calcext:value-type="string">
            <text:p>Rhun_Swift_Horsemen</text:p>
          </table:table-cell>
          <table:table-cell table:style-name="ce10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g,itm_rhun_helm_h,</text:p>
          </table:table-cell>
          <table:table-cell table:style-name="ce13" office:value-type="string" calcext:value-type="string">
            <text:p>itm_rhun_armor_a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itm_light_lance,</text:p>
          </table:table-cell>
          <table:table-cell table:style-name="ce13"/>
          <table:table-cell table:style-name="ce13" office:value-type="string" calcext:value-type="string">
            <text:p>itm_rhun_horse_a,itm_rhun_horse_b,</text:p>
          </table:table-cell>
          <table:table-cell table:style-name="ce14" office:value-type="string" calcext:value-type="string">
            <text:p>attr_evil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riding_5|knows_power_draw_4|knows_ironflesh_1|knows_power_throw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veteran_swift_horseman</text:p>
          </table:table-cell>
          <table:table-cell table:style-name="ce9" office:value-type="string" calcext:value-type="string">
            <text:p>Rhun_Veteran_Swift_Horseman</text:p>
          </table:table-cell>
          <table:table-cell table:style-name="ce9" office:value-type="string" calcext:value-type="string">
            <text:p>Rhun_Veteran_Swift_Horsemen</text:p>
          </table:table-cell>
          <table:table-cell table:style-name="ce10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a,itm_rhun_helm_b,itm_rhun_helm_j,</text:p>
          </table:table-cell>
          <table:table-cell table:style-name="ce13" office:value-type="string" calcext:value-type="string">
            <text:p>itm_rhun_armor_j,itm_rhun_armor_n,itm_rhun_armor_m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itm_light_lance,</text:p>
          </table:table-cell>
          <table:table-cell table:style-name="ce13" office:value-type="string" calcext:value-type="string">
            <text:p>itm_rhun_bull1_shield,</text:p>
          </table:table-cell>
          <table:table-cell table:style-name="ce13" office:value-type="string" calcext:value-type="string">
            <text:p>itm_rhun_horse_d,itm_rhun_horse_b,</text:p>
          </table:table-cell>
          <table:table-cell table:style-name="ce14" office:value-type="string" calcext:value-type="string">
            <text:p>attr_evil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alcon_horseman</text:p>
          </table:table-cell>
          <table:table-cell table:style-name="ce9" office:value-type="string" calcext:value-type="string">
            <text:p>Falcon_Horseman</text:p>
          </table:table-cell>
          <table:table-cell table:style-name="ce9" office:value-type="string" calcext:value-type="string">
            <text:p>Falcon_Horsemen</text:p>
          </table:table-cell>
          <table:table-cell table:style-name="ce10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a,itm_rhun_helm_b,itm_rhun_helm_j,</text:p>
          </table:table-cell>
          <table:table-cell table:style-name="ce13" office:value-type="string" calcext:value-type="string">
            <text:p>itm_rhun_armor_g,itm_rhun_armor_h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itm_light_lance,</text:p>
          </table:table-cell>
          <table:table-cell table:style-name="ce13" office:value-type="string" calcext:value-type="string">
            <text:p>itm_rhun_bull1_shield,</text:p>
          </table:table-cell>
          <table:table-cell table:style-name="ce13" office:value-type="string" calcext:value-type="string">
            <text:p>itm_rhun_horse_e,itm_rhun_horse_f,</text:p>
          </table:table-cell>
          <table:table-cell table:style-name="ce14" office:value-type="string" calcext:value-type="string">
            <text:p>attr_evil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riding_6|knows_power_strike_3|knows_power_draw_2|knows_power_throw_2|knows_ironflesh_2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tribal_warrior</text:p>
          </table:table-cell>
          <table:table-cell table:style-name="ce9" office:value-type="string" calcext:value-type="string">
            <text:p>Rhun_Tribal_Warrior</text:p>
          </table:table-cell>
          <table:table-cell table:style-name="ce9" office:value-type="string" calcext:value-type="string">
            <text:p>Rhun_Tribal_Warriors</text:p>
          </table:table-cell>
          <table:table-cell table:style-name="ce10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/>
          <table:table-cell table:style-name="ce13" office:value-type="string" calcext:value-type="string">
            <text:p>itm_rhun_armor_a,itm_rhun_armor_b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falchion,itm_rhun_shortsword,</text:p>
          </table:table-cell>
          <table:table-cell table:style-name="ce13" office:value-type="string" calcext:value-type="string">
            <text:p>itm_rhun_shield,</text:p>
          </table:table-cell>
          <table:table-cell table:style-name="ce13"/>
          <table:table-cell table:style-name="ce14" office:value-type="string" calcext:value-type="string">
            <text:p>attr_evil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tribal_infantry</text:p>
          </table:table-cell>
          <table:table-cell table:style-name="ce9" office:value-type="string" calcext:value-type="string">
            <text:p>Rhun_Tribal_Infantryman</text:p>
          </table:table-cell>
          <table:table-cell table:style-name="ce9" office:value-type="string" calcext:value-type="string">
            <text:p>Rhun_Tribal_Infantry</text:p>
          </table:table-cell>
          <table:table-cell table:style-name="ce10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k,itm_rhun_helm_l,itm_rhun_helm_m,</text:p>
          </table:table-cell>
          <table:table-cell table:style-name="ce13" office:value-type="string" calcext:value-type="string">
            <text:p>itm_rhun_armor_a,itm_rhun_armor_b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glaive,itm_rhun_greatfalchion,</text:p>
          </table:table-cell>
          <table:table-cell table:style-name="ce13" office:value-type="string" calcext:value-type="string">
            <text:p>itm_rhun_shield,</text:p>
          </table:table-cell>
          <table:table-cell table:style-name="ce13"/>
          <table:table-cell table:style-name="ce14" office:value-type="string" calcext:value-type="string">
            <text:p>attr_evil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athletics_1|knows_ironflesh_1|knows_power_strike_1|knows_shield_2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vet_infantry</text:p>
          </table:table-cell>
          <table:table-cell table:style-name="ce9" office:value-type="string" calcext:value-type="string">
            <text:p>Rhun_Veteran_Infantryman</text:p>
          </table:table-cell>
          <table:table-cell table:style-name="ce9" office:value-type="string" calcext:value-type="string">
            <text:p>Rhun_Veteran_Infantry</text:p>
          </table:table-cell>
          <table:table-cell table:style-name="ce10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c,itm_rhun_helm_e,itm_rhun_helm_i,</text:p>
          </table:table-cell>
          <table:table-cell table:style-name="ce13" office:value-type="string" calcext:value-type="string">
            <text:p>itm_rhun_armor_j,itm_rhun_armor_b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falchion,itm_rhun_glaive,itm_rhun_greatfalchion,itm_rhun_battleaxe,</text:p>
          </table:table-cell>
          <table:table-cell table:style-name="ce13" office:value-type="string" calcext:value-type="string">
            <text:p>itm_rhun_shield,</text:p>
          </table:table-cell>
          <table:table-cell table:style-name="ce13"/>
          <table:table-cell table:style-name="ce14" office:value-type="string" calcext:value-type="string">
            <text:p>attr_evil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athletics_2|knows_ironflesh_2|knows_power_strike_2|knows_shield_2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fantry_of_the_ox</text:p>
          </table:table-cell>
          <table:table-cell table:style-name="ce9" office:value-type="string" calcext:value-type="string">
            <text:p>Infantryman_of_the_Ox</text:p>
          </table:table-cell>
          <table:table-cell table:style-name="ce9" office:value-type="string" calcext:value-type="string">
            <text:p>Infantry_of_the_Ox</text:p>
          </table:table-cell>
          <table:table-cell table:style-name="ce10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a,itm_rhun_helm_b,itm_rhun_helm_j,</text:p>
          </table:table-cell>
          <table:table-cell table:style-name="ce13" office:value-type="string" calcext:value-type="string">
            <text:p>itm_rhun_armor_g,itm_rhun_armor_h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falchion,itm_rhun_greataxe,itm_rhun_battleaxe,itm_rhun_greatsword,</text:p>
          </table:table-cell>
          <table:table-cell table:style-name="ce13" office:value-type="string" calcext:value-type="string">
            <text:p>itm_rhun_bull2_shield,</text:p>
          </table:table-cell>
          <table:table-cell table:style-name="ce13"/>
          <table:table-cell table:style-name="ce14" office:value-type="string" calcext:value-type="string">
            <text:p>attr_evil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athletics_3|knows_shield_2|knows_ironflesh_3|knows_power_strike_3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light_horseman</text:p>
          </table:table-cell>
          <table:table-cell table:style-name="ce9" office:value-type="string" calcext:value-type="string">
            <text:p>Rhun_Light_Horseman</text:p>
          </table:table-cell>
          <table:table-cell table:style-name="ce9" office:value-type="string" calcext:value-type="string">
            <text:p>Rhun_Light_Horsemen</text:p>
          </table:table-cell>
          <table:table-cell table:style-name="ce10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/>
          <table:table-cell table:style-name="ce13" office:value-type="string" calcext:value-type="string">
            <text:p>itm_rhun_armor_a,itm_rhun_armor_b,itm_rhun_armor_d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</text:p>
          </table:table-cell>
          <table:table-cell table:style-name="ce13"/>
          <table:table-cell table:style-name="ce13" office:value-type="string" calcext:value-type="string">
            <text:p>itm_rhun_horse_a,itm_rhun_horse_b,</text:p>
          </table:table-cell>
          <table:table-cell table:style-name="ce14" office:value-type="string" calcext:value-type="string">
            <text:p>attr_evil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riding_4|knows_power_draw_3|knows_power_throw_1|knows_horse_archery_3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light_cavalry</text:p>
          </table:table-cell>
          <table:table-cell table:style-name="ce9" office:value-type="string" calcext:value-type="string">
            <text:p>Rhun_Light_Cavalryman</text:p>
          </table:table-cell>
          <table:table-cell table:style-name="ce9" office:value-type="string" calcext:value-type="string">
            <text:p>Rhun_Light_Cavalry</text:p>
          </table:table-cell>
          <table:table-cell table:style-name="ce10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c,itm_rhun_helm_e,</text:p>
          </table:table-cell>
          <table:table-cell table:style-name="ce13" office:value-type="string" calcext:value-type="string">
            <text:p>itm_rhun_armor_j,itm_rhun_armor_n,itm_rhun_armor_m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</text:p>
          </table:table-cell>
          <table:table-cell table:style-name="ce13"/>
          <table:table-cell table:style-name="ce13" office:value-type="string" calcext:value-type="string">
            <text:p>itm_rhun_horse_b,itm_rhun_horse_d,</text:p>
          </table:table-cell>
          <table:table-cell table:style-name="ce14" office:value-type="string" calcext:value-type="string">
            <text:p>attr_evil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riding_5|knows_power_draw_4|knows_power_strike_1|knows_ironflesh_1|knows_power_throw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noble_cavalry</text:p>
          </table:table-cell>
          <table:table-cell table:style-name="ce9" office:value-type="string" calcext:value-type="string">
            <text:p>Rhun_Noble_Cavalryman</text:p>
          </table:table-cell>
          <table:table-cell table:style-name="ce9" office:value-type="string" calcext:value-type="string">
            <text:p>Rhun_Noble_Cavalry</text:p>
          </table:table-cell>
          <table:table-cell table:style-name="ce10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g,itm_rhun_helm_h,</text:p>
          </table:table-cell>
          <table:table-cell table:style-name="ce13" office:value-type="string" calcext:value-type="string">
            <text:p>itm_rhun_armor_n,itm_rhun_armor_h,itm_rhun_armor_g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</text:p>
          </table:table-cell>
          <table:table-cell table:style-name="ce13" office:value-type="string" calcext:value-type="string">
            <text:p>itm_rhun_bull1_shield,itm_rhun_bull2_shield,</text:p>
          </table:table-cell>
          <table:table-cell table:style-name="ce13" office:value-type="string" calcext:value-type="string">
            <text:p>itm_rhun_horse_b,itm_rhun_horse_e,itm_rhun_horse_f,</text:p>
          </table:table-cell>
          <table:table-cell table:style-name="ce14" office:value-type="string" calcext:value-type="string">
            <text:p>attr_evil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hun_heavy_noble_cavalry</text:p>
          </table:table-cell>
          <table:table-cell table:style-name="ce9" office:value-type="string" calcext:value-type="string">
            <text:p>Rhun_Heavy_Noble_Cavalryman</text:p>
          </table:table-cell>
          <table:table-cell table:style-name="ce9" office:value-type="string" calcext:value-type="string">
            <text:p>Rhun_Heavy_Noble_Cavalry</text:p>
          </table:table-cell>
          <table:table-cell table:style-name="ce10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b,itm_rhun_helm_g,</text:p>
          </table:table-cell>
          <table:table-cell table:style-name="ce13" office:value-type="string" calcext:value-type="string">
            <text:p>itm_rhun_armor_p,itm_rhun_armor_k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itm_rhun_greatsword,</text:p>
          </table:table-cell>
          <table:table-cell table:style-name="ce13" office:value-type="string" calcext:value-type="string">
            <text:p>itm_rhun_bull3_shield,</text:p>
          </table:table-cell>
          <table:table-cell table:style-name="ce13" office:value-type="string" calcext:value-type="string">
            <text:p>itm_rhun_horse_g,itm_rhun_horse_h,</text:p>
          </table:table-cell>
          <table:table-cell table:style-name="ce14" office:value-type="string" calcext:value-type="string">
            <text:p>attr_evil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orwinion_noble_of_rhun</text:p>
          </table:table-cell>
          <table:table-cell table:style-name="ce9" office:value-type="string" calcext:value-type="string">
            <text:p>Dorwinion_Noble_of_Rhun</text:p>
          </table:table-cell>
          <table:table-cell table:style-name="ce9" office:value-type="string" calcext:value-type="string">
            <text:p>Dorwinion_Nobles_of_Rhun</text:p>
          </table:table-cell>
          <table:table-cell table:style-name="ce10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rhun</text:p>
          </table:table-cell>
          <table:table-cell table:style-name="ce13" office:value-type="string" calcext:value-type="string">
            <text:p>itm_rhun_helm_n,itm_rhun_helm_o,</text:p>
          </table:table-cell>
          <table:table-cell table:style-name="ce13" office:value-type="string" calcext:value-type="string">
            <text:p>itm_rhun_armor_p,itm_rhun_armor_k,</text:p>
          </table:table-cell>
          <table:table-cell table:style-name="ce13"/>
          <table:table-cell table:style-name="ce13" office:value-type="string" calcext:value-type="string">
            <text:p>itm_furry_boots,</text:p>
          </table:table-cell>
          <table:table-cell table:style-name="ce13" office:value-type="string" calcext:value-type="string">
            <text:p>itm_rhun_sword,itm_rhun_greatfalchion,</text:p>
          </table:table-cell>
          <table:table-cell table:style-name="ce13" office:value-type="string" calcext:value-type="string">
            <text:p>itm_rhun_bull3_shield,</text:p>
          </table:table-cell>
          <table:table-cell table:style-name="ce13" office:value-type="string" calcext:value-type="string">
            <text:p>itm_rhun_horse_g,itm_rhun_horse_h,</text:p>
          </table:table-cell>
          <table:table-cell table:style-name="ce14" office:value-type="string" calcext:value-type="string">
            <text:p>attr_evil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15" office:value-type="string" calcext:value-type="string">
            <text:p>rhun_man1</text:p>
          </table:table-cell>
          <table:table-cell table:style-name="ce15" office:value-type="string" calcext:value-type="string">
            <text:p>rhun_man2</text:p>
          </table:table-cell>
          <table:table-cell table:style-name="ce16"/>
          <table:table-cell table:style-name="ce8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Dwarves</text:p>
          </table:table-cell>
          <table:table-cell table:style-name="ce8" table:number-columns-repeated="19"/>
          <table:table-cell table:style-name="ce8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apprentice</text:p>
          </table:table-cell>
          <table:table-cell table:style-name="ce32" office:value-type="string" calcext:value-type="string">
            <text:p>Apprentice-dwarf</text:p>
          </table:table-cell>
          <table:table-cell table:style-name="ce32" office:value-type="string" calcext:value-type="string">
            <text:p>Apprentice-dwarves</text:p>
          </table:table-cell>
          <table:table-cell table:style-name="ce37" office:value-type="string" calcext:value-type="string">
            <text:p>tf_dwarf| tfg_armor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ood, itm_dwarf_miner,</text:p>
          </table:table-cell>
          <table:table-cell table:style-name="ce43" office:value-type="string" calcext:value-type="string">
            <text:p>itm_dwarf_vest,itm_dwarf_vest_lordly,</text:p>
          </table:table-cell>
          <table:table-cell table:style-name="ce43"/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adz,itm_dwarf_mattock,itm_dwarf_sword_a,itm_dwarf_hand_axe,</text:p>
          </table:table-cell>
          <table:table-cell table:style-name="ce43" office:value-type="string" calcext:value-type="string">
            <text:p>itm_dwarf_shield_a,itm_dwarf_shield_b,</text:p>
          </table:table-cell>
          <table:table-cell table:style-name="ce43"/>
          <table:table-cell table:style-name="ce52" office:value-type="string" calcext:value-type="string">
            <text:p>attr_dwarf_tier_1</text:p>
          </table:table-cell>
          <table:table-cell table:style-name="ce52" office:value-type="string" calcext:value-type="string">
            <text:p>wp_dwarf_tier_1</text:p>
          </table:table-cell>
          <table:table-cell table:style-name="ce52" office:value-type="string" calcext:value-type="string">
            <text:p>knows_common_dwarf|knows_ironflesh_1|knows_power_strike_1</text:p>
          </table:table-cell>
          <table:table-cell table:style-name="ce54" office:value-type="string" calcext:value-type="string">
            <text:p>dwarf_face_2</text:p>
          </table:table-cell>
          <table:table-cell table:style-name="ce54" office:value-type="string" calcext:value-type="string">
            <text:p>dwarf_face_3</text:p>
          </table:table-cell>
          <table:table-cell table:style-name="ce56"/>
          <table:table-cell table:style-name="ce8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adz,itm_dwarf_mattock,itm_dwarf_sword_a,itm_dwarf_hand_axe,itm_dwarf_shield_a,itm_dwarf_shield_b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warrior</text:p>
          </table:table-cell>
          <table:table-cell table:style-name="ce32" office:value-type="string" calcext:value-type="string">
            <text:p>Warrior-dwarf</text:p>
          </table:table-cell>
          <table:table-cell table:style-name="ce32" office:value-type="string" calcext:value-type="string">
            <text:p>Warrior-dwarves</text:p>
          </table:table-cell>
          <table:table-cell table:style-name="ce37" office:value-type="string" calcext:value-type="string">
            <text:p>tf_dwarf| tfg_armor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coif, itm_dwarf_miner, itm_dwarf_miner_nasal,</text:p>
          </table:table-cell>
          <table:table-cell table:style-name="ce43" office:value-type="string" calcext:value-type="string">
            <text:p>itm_dwarf_armor_a,itm_dwarf_vest_lordly,</text:p>
          </table:table-cell>
          <table:table-cell table:style-name="ce43"/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adz,itm_dwarf_mattock,itm_dwarf_sword_a,itm_dwarf_hand_axe,</text:p>
          </table:table-cell>
          <table:table-cell table:style-name="ce43" office:value-type="string" calcext:value-type="string">
            <text:p>itm_dwarf_throwing_axe,itm_dwarf_shield_f,itm_dwarf_shield_j,</text:p>
          </table:table-cell>
          <table:table-cell table:style-name="ce43"/>
          <table:table-cell table:style-name="ce52" office:value-type="string" calcext:value-type="string">
            <text:p>attr_dwarf_tier_2</text:p>
          </table:table-cell>
          <table:table-cell table:style-name="ce52" office:value-type="string" calcext:value-type="string">
            <text:p>wp_dwarf_tier_2</text:p>
          </table:table-cell>
          <table:table-cell table:style-name="ce52" office:value-type="string" calcext:value-type="string">
            <text:p>knows_common_dwarf|knows_athletics_1|knows_power_strike_1|knows_power_throw_2|knows_ironflesh_1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armor_a,itm_dwarf_vest_lordly,itm_dwarf_pad_boots,itm_dwarf_adz,itm_dwarf_mattock,itm_dwarf_sword_a,itm_dwarf_hand_axe,itm_dwarf_throwing_axe,itm_dwarf_shield_f,itm_dwarf_shield_j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hardened_warrior</text:p>
          </table:table-cell>
          <table:table-cell table:style-name="ce32" office:value-type="string" calcext:value-type="string">
            <text:p>Hardened_Warrior-dwarf</text:p>
          </table:table-cell>
          <table:table-cell table:style-name="ce32" office:value-type="string" calcext:value-type="string">
            <text:p>Hardened_Warrior-dwarves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coif, itm_dwarf_helm_kettle, itm_dwarf_helm_round,</text:p>
          </table:table-cell>
          <table:table-cell table:style-name="ce43" office:value-type="string" calcext:value-type="string">
            <text:p>itm_dwarf_armor_a, itm_dwarf_armor_a_lordly,</text:p>
          </table:table-cell>
          <table:table-cell table:style-name="ce13" office:value-type="string" calcext:value-type="string">
            <text:p>itm_leather_gloves,</text:p>
          </table:table-cell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adz,itm_dwarf_mattock,itm_dwarf_sword_a,</text:p>
          </table:table-cell>
          <table:table-cell table:style-name="ce43" office:value-type="string" calcext:value-type="string">
            <text:p>itm_dwarf_throwing_axe,itm_dwarf_shield_g,itm_dwarf_shield_k,</text:p>
          </table:table-cell>
          <table:table-cell table:style-name="ce43"/>
          <table:table-cell table:style-name="ce52" office:value-type="string" calcext:value-type="string">
            <text:p>attr_dwarf_tier_3</text:p>
          </table:table-cell>
          <table:table-cell table:style-name="ce52" office:value-type="string" calcext:value-type="string">
            <text:p>wp_dwarf_tier_3</text:p>
          </table:table-cell>
          <table:table-cell table:style-name="ce52" office:value-type="string" calcext:value-type="string">
            <text:p>knows_common_dwarf|knows_athletics_2|knows_power_strike_2|knows_power_throw_2|knows_ironflesh_3</text:p>
          </table:table-cell>
          <table:table-cell table:style-name="ce54" office:value-type="string" calcext:value-type="string">
            <text:p>dwarf_face_3</text:p>
          </table:table-cell>
          <table:table-cell table:style-name="ce54" office:value-type="string" calcext:value-type="string">
            <text:p>dwarf_face_4</text:p>
          </table:table-cell>
          <table:table-cell table:style-name="ce56"/>
          <table:table-cell table:style-name="ce8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armor_a, itm_dwarf_armor_a_lordly,itm_leather_gloves,itm_dwarf_chain_boots,itm_dwarf_adz,itm_dwarf_mattock,itm_dwarf_sword_a,itm_dwarf_throwing_axe,itm_dwarf_shield_g,itm_dwarf_shield_k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spearman</text:p>
          </table:table-cell>
          <table:table-cell table:style-name="ce32" office:value-type="string" calcext:value-type="string">
            <text:p>Spear-dwarf</text:p>
          </table:table-cell>
          <table:table-cell table:style-name="ce32" office:value-type="string" calcext:value-type="string">
            <text:p>Spear-dwarves</text:p>
          </table:table-cell>
          <table:table-cell table:style-name="ce37" office:value-type="string" calcext:value-type="string">
            <text:p>tf_dwarf| tfg_armor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coif_lordly, itm_dwarf_helm_kettle, itm_dwarf_helm_round,</text:p>
          </table:table-cell>
          <table:table-cell table:style-name="ce43" office:value-type="string" calcext:value-type="string">
            <text:p>itm_dwarf_armor_a, itm_dwarf_armor_a_lordly,</text:p>
          </table:table-cell>
          <table:table-cell table:style-name="ce13" office:value-type="string" calcext:value-type="string">
            <text:p>itm_leather_gloves,</text:p>
          </table:table-cell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spear,</text:p>
          </table:table-cell>
          <table:table-cell table:style-name="ce43" office:value-type="string" calcext:value-type="string">
            <text:p>itm_dwarf_throwing_axe,itm_dwarf_shield_f,itm_dwarf_shield_j,</text:p>
          </table:table-cell>
          <table:table-cell table:style-name="ce43"/>
          <table:table-cell table:style-name="ce52" office:value-type="string" calcext:value-type="string">
            <text:p>attr_dwarf_tier_4</text:p>
          </table:table-cell>
          <table:table-cell table:style-name="ce52" office:value-type="string" calcext:value-type="string">
            <text:p>wp_dwarf_tier_4</text:p>
          </table:table-cell>
          <table:table-cell table:style-name="ce52" office:value-type="string" calcext:value-type="string">
            <text:p>knows_common_dwarf|knows_athletics_3|knows_power_strike_4|knows_ironflesh_3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throwing_axe,itm_dwarf_shield_f,itm_dwarf_shield_j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pikeman</text:p>
          </table:table-cell>
          <table:table-cell table:style-name="ce32" office:value-type="string" calcext:value-type="string">
            <text:p>Pike-dwarf</text:p>
          </table:table-cell>
          <table:table-cell table:style-name="ce32" office:value-type="string" calcext:value-type="string">
            <text:p>Pike-dwarves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sallet,</text:p>
          </table:table-cell>
          <table:table-cell table:style-name="ce43" office:value-type="string" calcext:value-type="string">
            <text:p>itm_dwarf_armor_b, itm_dwarf_armor_b_lordly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spear_b,</text:p>
          </table:table-cell>
          <table:table-cell table:style-name="ce43" office:value-type="string" calcext:value-type="string">
            <text:p>itm_dwarf_shield_f,</text:p>
          </table:table-cell>
          <table:table-cell table:style-name="ce43"/>
          <table:table-cell table:style-name="ce52" office:value-type="string" calcext:value-type="string">
            <text:p>attr_dwarf_tier_5</text:p>
          </table:table-cell>
          <table:table-cell table:style-name="ce52" office:value-type="string" calcext:value-type="string">
            <text:p>wp_dwarf_tier_5</text:p>
          </table:table-cell>
          <table:table-cell table:style-name="ce52" office:value-type="string" calcext:value-type="string">
            <text:p>knows_common_dwarf|knows_athletics_4|knows_power_strike_5|knows_ironflesh_4</text:p>
          </table:table-cell>
          <table:table-cell table:style-name="ce54" office:value-type="string" calcext:value-type="string">
            <text:p>dwarf_face_3</text:p>
          </table:table-cell>
          <table:table-cell table:style-name="ce54" office:value-type="string" calcext:value-type="string">
            <text:p>dwarf_face_4</text:p>
          </table:table-cell>
          <table:table-cell table:style-name="ce56"/>
          <table:table-cell table:style-name="ce8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pad_boots,itm_dwarf_spear_b,itm_dwarf_shield_f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halberdier</text:p>
          </table:table-cell>
          <table:table-cell table:style-name="ce32" office:value-type="string" calcext:value-type="string">
            <text:p>Longpike_Dwarf</text:p>
          </table:table-cell>
          <table:table-cell table:style-name="ce32" office:value-type="string" calcext:value-type="string">
            <text:p>Longpike_Dwarves</text:p>
          </table:table-cell>
          <table:table-cell table:style-name="ce37" office:value-type="string" calcext:value-type="string">
            <text:p>tf_dwarf| tfg_armor| tfg_shield| tfg_gloves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sallet_lordly,</text:p>
          </table:table-cell>
          <table:table-cell table:style-name="ce43" office:value-type="string" calcext:value-type="string">
            <text:p>itm_dwarf_armor_b, itm_dwarf_armor_b_lordly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spear_c,</text:p>
          </table:table-cell>
          <table:table-cell table:style-name="ce43" office:value-type="string" calcext:value-type="string">
            <text:p>itm_dwarf_shield_f,</text:p>
          </table:table-cell>
          <table:table-cell table:style-name="ce43"/>
          <table:table-cell table:style-name="ce52" office:value-type="string" calcext:value-type="string">
            <text:p>attr_dwarf_tier_6</text:p>
          </table:table-cell>
          <table:table-cell table:style-name="ce52" office:value-type="string" calcext:value-type="string">
            <text:p>wp_dwarf_tier_6</text:p>
          </table:table-cell>
          <table:table-cell table:style-name="ce52" office:value-type="string" calcext:value-type="string">
            <text:p>knows_common_dwarf|knows_athletics_4|knows_power_strike_6|knows_ironflesh_6</text:p>
          </table:table-cell>
          <table:table-cell table:number-columns-repeated="2" table:style-name="ce54" office:value-type="string" calcext:value-type="string">
            <text:p>dwarf_face_7</text:p>
          </table:table-cell>
          <table:table-cell table:style-name="ce56"/>
          <table:table-cell table:style-name="ce8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pear_c,itm_dwarf_shield_f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axeman</text:p>
          </table:table-cell>
          <table:table-cell table:style-name="ce32" office:value-type="string" calcext:value-type="string">
            <text:p>Axedwarf</text:p>
          </table:table-cell>
          <table:table-cell table:style-name="ce32" office:value-type="string" calcext:value-type="string">
            <text:p>Axedwarves</text:p>
          </table:table-cell>
          <table:table-cell table:style-name="ce37" office:value-type="string" calcext:value-type="string">
            <text:p>tf_dwarf| tfg_armor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coif_lordly, itm_dwarf_helm_kettle, itm_dwarf_helm_round,</text:p>
          </table:table-cell>
          <table:table-cell table:style-name="ce43" office:value-type="string" calcext:value-type="string">
            <text:p>itm_dwarf_armor_a, itm_dwarf_armor_a_lordly,</text:p>
          </table:table-cell>
          <table:table-cell table:style-name="ce13" office:value-type="string" calcext:value-type="string">
            <text:p>itm_leather_gloves,</text:p>
          </table:table-cell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mattock,itm_dwarf_hand_axe,</text:p>
          </table:table-cell>
          <table:table-cell table:style-name="ce43" office:value-type="string" calcext:value-type="string">
            <text:p>itm_dwarf_throwing_axe,itm_dwarf_shield_f,itm_dwarf_shield_j,</text:p>
          </table:table-cell>
          <table:table-cell table:style-name="ce43"/>
          <table:table-cell table:style-name="ce52" office:value-type="string" calcext:value-type="string">
            <text:p>attr_dwarf_tier_4</text:p>
          </table:table-cell>
          <table:table-cell table:style-name="ce52" office:value-type="string" calcext:value-type="string">
            <text:p>wp_dwarf_tier_4</text:p>
          </table:table-cell>
          <table:table-cell table:style-name="ce52" office:value-type="string" calcext:value-type="string">
            <text:p>knows_common_dwarf|knows_athletics_2|knows_power_throw_2|knows_power_strike_5|knows_ironflesh_3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pad_boots,itm_dwarf_mattock,itm_dwarf_hand_axe,itm_dwarf_throwing_axe,itm_dwarf_shield_f,itm_dwarf_shield_j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expert_axeman</text:p>
          </table:table-cell>
          <table:table-cell table:style-name="ce32" office:value-type="string" calcext:value-type="string">
            <text:p>Expert_Axedwarf</text:p>
          </table:table-cell>
          <table:table-cell table:style-name="ce32" office:value-type="string" calcext:value-type="string">
            <text:p>Expert_Axedwarves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sallet,</text:p>
          </table:table-cell>
          <table:table-cell table:style-name="ce43" office:value-type="string" calcext:value-type="string">
            <text:p>itm_dwarf_armor_b, itm_dwarf_armor_b_lordly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adz,itm_dwarf_mattock,itm_dwarf_hand_axe,</text:p>
          </table:table-cell>
          <table:table-cell table:style-name="ce43" office:value-type="string" calcext:value-type="string">
            <text:p>itm_dwarf_throwing_axe,itm_dwarf_shield_g,itm_dwarf_shield_k,</text:p>
          </table:table-cell>
          <table:table-cell table:style-name="ce43"/>
          <table:table-cell table:style-name="ce52" office:value-type="string" calcext:value-type="string">
            <text:p>attr_dwarf_tier_5</text:p>
          </table:table-cell>
          <table:table-cell table:style-name="ce52" office:value-type="string" calcext:value-type="string">
            <text:p>wp_dwarf_tier_5</text:p>
          </table:table-cell>
          <table:table-cell table:style-name="ce52" office:value-type="string" calcext:value-type="string">
            <text:p>knows_common_dwarf|knows_athletics_3|knows_power_throw_4|knows_power_strike_6|knows_ironflesh_4</text:p>
          </table:table-cell>
          <table:table-cell table:style-name="ce54" office:value-type="string" calcext:value-type="string">
            <text:p>dwarf_face_3</text:p>
          </table:table-cell>
          <table:table-cell table:style-name="ce54" office:value-type="string" calcext:value-type="string">
            <text:p>dwarf_face_4</text:p>
          </table:table-cell>
          <table:table-cell table:style-name="ce56"/>
          <table:table-cell table:style-name="ce8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itm_dwarf_adz,itm_dwarf_mattock,itm_dwarf_hand_axe,itm_dwarf_throwing_axe,itm_dwarf_shield_g,itm_dwarf_shield_k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longbeard_axeman</text:p>
          </table:table-cell>
          <table:table-cell table:style-name="ce32" office:value-type="string" calcext:value-type="string">
            <text:p>Longbeard_Axedwarf</text:p>
          </table:table-cell>
          <table:table-cell table:style-name="ce32" office:value-type="string" calcext:value-type="string">
            <text:p>Longbeard_Axedwarves</text:p>
          </table:table-cell>
          <table:table-cell table:style-name="ce37" office:value-type="string" calcext:value-type="string">
            <text:p>tf_dwarf| tfg_armor| tfg_gloves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sallet_lordly,</text:p>
          </table:table-cell>
          <table:table-cell table:style-name="ce43" office:value-type="string" calcext:value-type="string">
            <text:p>itm_dwarf_armor_b, itm_dwarf_armor_b_lordly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scale_boots,</text:p>
          </table:table-cell>
          <table:table-cell table:style-name="ce43" office:value-type="string" calcext:value-type="string">
            <text:p>itm_dwarf_great_pick,itm_dwarf_war_pick,itm_dwarf_great_mattock,itm_dwarf_great_axe,</text:p>
          </table:table-cell>
          <table:table-cell table:style-name="ce43" office:value-type="string" calcext:value-type="string">
            <text:p>itm_dwarf_throwing_axe,</text:p>
          </table:table-cell>
          <table:table-cell table:style-name="ce43"/>
          <table:table-cell table:style-name="ce52" office:value-type="string" calcext:value-type="string">
            <text:p>attr_dwarf_tier_6</text:p>
          </table:table-cell>
          <table:table-cell table:style-name="ce52" office:value-type="string" calcext:value-type="string">
            <text:p>wp_dwarf_tier_6</text:p>
          </table:table-cell>
          <table:table-cell table:style-name="ce52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54" office:value-type="string" calcext:value-type="string">
            <text:p>dwarf_face_7</text:p>
          </table:table-cell>
          <table:table-cell table:style-name="ce56"/>
          <table:table-cell table:style-name="ce8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longbeard_axeman&quot;,&quot;Longbeard_Axedwarf&quot;,&quot;Longbeard_Axedwarves&quot;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helm| tfg_boots,0,0,fac_dwarf,[itm_dwarf_helm_sallet_lordly,itm_dwarf_armor_b, itm_dwarf_armor_b_lordly,itm_mail_mittens,itm_dwarf_scale_boots,itm_dwarf_great_pick,itm_dwarf_war_pick,itm_dwarf_great_mattock,itm_dwarf_great_axe,itm_dwarf_throwing_axe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lookout</text:p>
          </table:table-cell>
          <table:table-cell table:style-name="ce32" office:value-type="string" calcext:value-type="string">
            <text:p>Lookout-dwarf</text:p>
          </table:table-cell>
          <table:table-cell table:style-name="ce32" office:value-type="string" calcext:value-type="string">
            <text:p>Lookout-dwarves</text:p>
          </table:table-cell>
          <table:table-cell table:style-name="ce37" office:value-type="string" calcext:value-type="string">
            <text:p>tf_dwarf| tfg_ranged| tfg_armor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ood, itm_dwarf_miner, <text:s/>itm_dwarf_miner_nasal,</text:p>
          </table:table-cell>
          <table:table-cell table:style-name="ce43" office:value-type="string" calcext:value-type="string">
            <text:p>itm_dwarf_vest,itm_dwarf_vest_lordly,</text:p>
          </table:table-cell>
          <table:table-cell table:style-name="ce43"/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short_bow,itm_arrows,</text:p>
          </table:table-cell>
          <table:table-cell table:style-name="ce43" office:value-type="string" calcext:value-type="string">
            <text:p>itm_dwarf_sword_a,</text:p>
          </table:table-cell>
          <table:table-cell table:style-name="ce43"/>
          <table:table-cell table:style-name="ce52" office:value-type="string" calcext:value-type="string">
            <text:p>attr_dwarf_tier_2</text:p>
          </table:table-cell>
          <table:table-cell table:style-name="ce52" office:value-type="string" calcext:value-type="string">
            <text:p>wp_dwarf_tier_2</text:p>
          </table:table-cell>
          <table:table-cell table:style-name="ce52" office:value-type="string" calcext:value-type="string">
            <text:p>knows_common_dwarf|knows_athletics_1|knows_power_draw_1|knows_power_strike_1|knows_ironflesh_1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dwarf_short_bow,itm_arrows,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scout</text:p>
          </table:table-cell>
          <table:table-cell table:style-name="ce32" office:value-type="string" calcext:value-type="string">
            <text:p>Scout-dwarf</text:p>
          </table:table-cell>
          <table:table-cell table:style-name="ce32" office:value-type="string" calcext:value-type="string">
            <text:p>Scout-dwarves</text:p>
          </table:table-cell>
          <table:table-cell table:style-name="ce37" office:value-type="string" calcext:value-type="string">
            <text:p>tf_dwarf| tfg_ranged| tfg_gloves| tfg_shield| tfg_armor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ood, itm_dwarf_helm_coif, itm_dwarf_miner, <text:s/>itm_dwarf_miner_nasal,</text:p>
          </table:table-cell>
          <table:table-cell table:style-name="ce43" office:value-type="string" calcext:value-type="string">
            <text:p>itm_dwarf_vest,itm_dwarf_vest_lordly,</text:p>
          </table:table-cell>
          <table:table-cell table:style-name="ce43"/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short_bow,itm_arrows,</text:p>
          </table:table-cell>
          <table:table-cell table:style-name="ce43" office:value-type="string" calcext:value-type="string">
            <text:p>itm_dwarf_sword_a,</text:p>
          </table:table-cell>
          <table:table-cell table:style-name="ce43"/>
          <table:table-cell table:style-name="ce52" office:value-type="string" calcext:value-type="string">
            <text:p>attr_dwarf_tier_3</text:p>
          </table:table-cell>
          <table:table-cell table:style-name="ce52" office:value-type="string" calcext:value-type="string">
            <text:p>wp_dwarf_tier_3</text:p>
          </table:table-cell>
          <table:table-cell table:style-name="ce52" office:value-type="string" calcext:value-type="string">
            <text:p>knows_common_dwarf|knows_athletics_2|knows_power_draw_2|knows_power_strike_2|knows_ironflesh_1</text:p>
          </table:table-cell>
          <table:table-cell table:style-name="ce54" office:value-type="string" calcext:value-type="string">
            <text:p>dwarf_face_4</text:p>
          </table:table-cell>
          <table:table-cell table:style-name="ce54" office:value-type="string" calcext:value-type="string">
            <text:p>dwarf_face_5</text:p>
          </table:table-cell>
          <table:table-cell table:style-name="ce56"/>
          <table:table-cell table:style-name="ce8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dwarf_pad_boots,itm_dwarf_short_bow,itm_arrows,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bowman</text:p>
          </table:table-cell>
          <table:table-cell table:style-name="ce32" office:value-type="string" calcext:value-type="string">
            <text:p>Bow-dwarf</text:p>
          </table:table-cell>
          <table:table-cell table:style-name="ce32" office:value-type="string" calcext:value-type="string">
            <text:p>Bow-dwarves</text:p>
          </table:table-cell>
          <table:table-cell table:style-name="ce37" office:value-type="string" calcext:value-type="string">
            <text:p>tf_dwarf| tfg_ranged| tfg_gloves| tfg_shield| tfg_armor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ood, itm_dwarf_helm_coif, itm_dwarf_miner, <text:s/>itm_dwarf_miner_nasal,</text:p>
          </table:table-cell>
          <table:table-cell table:style-name="ce43" office:value-type="string" calcext:value-type="string">
            <text:p>itm_dwarf_armor_a,itm_dwarf_vest_lordly,</text:p>
          </table:table-cell>
          <table:table-cell table:style-name="ce43"/>
          <table:table-cell table:style-name="ce43" office:value-type="string" calcext:value-type="string">
            <text:p>itm_dwarf_pad_boots,</text:p>
          </table:table-cell>
          <table:table-cell table:style-name="ce43" office:value-type="string" calcext:value-type="string">
            <text:p>itm_dwarf_horn_bow,itm_arrows,</text:p>
          </table:table-cell>
          <table:table-cell table:style-name="ce43" office:value-type="string" calcext:value-type="string">
            <text:p>itm_dwarf_sword_a,</text:p>
          </table:table-cell>
          <table:table-cell table:style-name="ce43"/>
          <table:table-cell table:style-name="ce52" office:value-type="string" calcext:value-type="string">
            <text:p>attr_dwarf_tier_4</text:p>
          </table:table-cell>
          <table:table-cell table:style-name="ce52" office:value-type="string" calcext:value-type="string">
            <text:p>wp_dwarf_tier_4</text:p>
          </table:table-cell>
          <table:table-cell table:style-name="ce52" office:value-type="string" calcext:value-type="string">
            <text:p>knows_common_dwarf|knows_athletics_2|knows_power_draw_3|knows_power_strike_2|knows_ironflesh_2</text:p>
          </table:table-cell>
          <table:table-cell table:style-name="ce54" office:value-type="string" calcext:value-type="string">
            <text:p>dwarf_face_4</text:p>
          </table:table-cell>
          <table:table-cell table:style-name="ce54" office:value-type="string" calcext:value-type="string">
            <text:p>dwarf_face_5</text:p>
          </table:table-cell>
          <table:table-cell table:style-name="ce56"/>
          <table:table-cell table:style-name="ce8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bowman&quot;,&quot;Bow-dwarf&quot;,&quot;Bow-dwarves&quot;,tf_dwarf| tfg_ranged| tfg_gloves| tfg_shield| tfg_armor| tfg_helm| tfg_boots,0,0,fac_dwarf,[itm_dwarf_hood, itm_dwarf_helm_coif, itm_dwarf_miner,  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ood, itm_dwarf_helm_coif, itm_dwarf_miner, <text:s/>itm_dwarf_miner_nasal,itm_dwarf_armor_a,itm_dwarf_vest_lordly,itm_dwarf_pad_boots,itm_dwarf_horn_bow,itm_arrows,itm_dwarf_sword_a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dwarven_archer</text:p>
          </table:table-cell>
          <table:table-cell table:style-name="ce32" office:value-type="string" calcext:value-type="string">
            <text:p>Archer-dwarf</text:p>
          </table:table-cell>
          <table:table-cell table:style-name="ce32" office:value-type="string" calcext:value-type="string">
            <text:p>Archer-dwarves</text:p>
          </table:table-cell>
          <table:table-cell table:style-name="ce37" office:value-type="string" calcext:value-type="string">
            <text:p>tf_dwarf| tfg_ranged| tfg_gloves| tfg_shield| tfg_armor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coif, itm_dwarf_helm_kettle,</text:p>
          </table:table-cell>
          <table:table-cell table:style-name="ce43" office:value-type="string" calcext:value-type="string">
            <text:p>itm_dwarf_armor_a,itm_dwarf_vest_lordly,</text:p>
          </table:table-cell>
          <table:table-cell table:style-name="ce43"/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horn_bow,itm_arrows,</text:p>
          </table:table-cell>
          <table:table-cell table:style-name="ce43" office:value-type="string" calcext:value-type="string">
            <text:p>itm_dwarf_sword_a,</text:p>
          </table:table-cell>
          <table:table-cell table:style-name="ce43"/>
          <table:table-cell table:style-name="ce52" office:value-type="string" calcext:value-type="string">
            <text:p>attr_dwarf_tier_5</text:p>
          </table:table-cell>
          <table:table-cell table:style-name="ce52" office:value-type="string" calcext:value-type="string">
            <text:p>wp_dwarf_tier_5</text:p>
          </table:table-cell>
          <table:table-cell table:style-name="ce52" office:value-type="string" calcext:value-type="string">
            <text:p>knows_common_dwarf|knows_athletics_3|knows_power_draw_4|knows_power_strike_2|knows_ironflesh_2</text:p>
          </table:table-cell>
          <table:table-cell table:style-name="ce54" office:value-type="string" calcext:value-type="string">
            <text:p>dwarf_face_4</text:p>
          </table:table-cell>
          <table:table-cell table:style-name="ce54" office:value-type="string" calcext:value-type="string">
            <text:p>dwarf_face_5</text:p>
          </table:table-cell>
          <table:table-cell table:style-name="ce56"/>
          <table:table-cell table:style-name="ce8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archer&quot;,&quot;Archer-dwarf&quot;,&quot;Archer-dwarves&quot;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" calcext:value-type="string">
            <text:p>["dwarven_archer","Archer-dwarf","Archer-dwarves",tf_dwarf| tfg_ranged| tfg_gloves| tfg_shield| tfg_armor| tfg_helm| tfg_boots,0,0,fac_dwarf,[itm_dwarf_helm_coif, itm_dwarf_helm_kettle,itm_dwarf_armor_a,itm_dwarf_vest_lordly,itm_dwarf_chain_boots,itm_dwarf_horn_bow,itm_arrows,itm_dwarf_sword_a,],attr_dwarf_tier_5,wp_dwarf_tier_5,knows_common_dwarf|knows_athletics_3|knows_power_draw_4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marksman_of_ravenhill</text:p>
          </table:table-cell>
          <table:table-cell table:style-name="ce32" office:value-type="string" calcext:value-type="string">
            <text:p>Marks-dwarf_of_Ravenhill</text:p>
          </table:table-cell>
          <table:table-cell table:style-name="ce32" office:value-type="string" calcext:value-type="string">
            <text:p>Marks-dwarves_of_Ravenhill</text:p>
          </table:table-cell>
          <table:table-cell table:style-name="ce37" office:value-type="string" calcext:value-type="string">
            <text:p>tf_dwarf| tfg_ranged| tfg_gloves| tfg_shield| tfg_armor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helm_kettle, itm_dwarf_helm_round,</text:p>
          </table:table-cell>
          <table:table-cell table:style-name="ce43" office:value-type="string" calcext:value-type="string">
            <text:p>itm_dwarf_armor_b, itm_dwarf_armor_b_lordly,</text:p>
          </table:table-cell>
          <table:table-cell table:style-name="ce43"/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horn_bow,itm_arrows,</text:p>
          </table:table-cell>
          <table:table-cell table:style-name="ce43" office:value-type="string" calcext:value-type="string">
            <text:p>itm_dwarf_sword_a,</text:p>
          </table:table-cell>
          <table:table-cell table:style-name="ce43"/>
          <table:table-cell table:style-name="ce52" office:value-type="string" calcext:value-type="string">
            <text:p>attr_dwarf_tier_6</text:p>
          </table:table-cell>
          <table:table-cell table:style-name="ce52" office:value-type="string" calcext:value-type="string">
            <text:p>wp_dwarf_tier_6</text:p>
          </table:table-cell>
          <table:table-cell table:style-name="ce52" office:value-type="string" calcext:value-type="string">
            <text:p>knows_common_dwarf|knows_athletics_4|knows_power_draw_5|knows_power_strike_3|knows_ironflesh_3</text:p>
          </table:table-cell>
          <table:table-cell table:style-name="ce54" office:value-type="string" calcext:value-type="string">
            <text:p>dwarf_face_4</text:p>
          </table:table-cell>
          <table:table-cell table:style-name="ce54" office:value-type="string" calcext:value-type="string">
            <text:p>dwarf_face_5</text:p>
          </table:table-cell>
          <table:table-cell table:style-name="ce56"/>
          <table:table-cell table:style-name="ce8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marksman_of_ravenhill&quot;,&quot;Marks-dwarf_of_Ravenhill&quot;,&quot;Marks-dwarves_of_Ravenhill&quot;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" calcext:value-type="string">
            <text:p>["marksman_of_ravenhill","Marks-dwarf_of_Ravenhill","Marks-dwarves_of_Ravenhill",tf_dwarf| tfg_ranged| tfg_gloves| tfg_shield| tfg_armor| tfg_helm| tfg_boots,0,0,fac_dwarf,[itm_dwarf_helm_kettle, itm_dwarf_helm_round,itm_dwarf_armor_b, itm_dwarf_armor_b_lordly,itm_dwarf_chain_boots,itm_dwarf_horn_bow,itm_arrows,itm_dwarf_sword_a,],attr_dwarf_tier_6,wp_dwarf_tier_6,knows_common_dwarf|knows_athletics_4|knows_power_draw_5|knows_power_strike_3|knows_ironflesh_3,dwarf_face_4,dwarf_face_5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iron_hills_miner</text:p>
          </table:table-cell>
          <table:table-cell table:style-name="ce32" office:value-type="string" calcext:value-type="string">
            <text:p>Iron_Hills_Miner</text:p>
          </table:table-cell>
          <table:table-cell table:style-name="ce32" office:value-type="string" calcext:value-type="string">
            <text:p>Iron_Hills_Miners</text:p>
          </table:table-cell>
          <table:table-cell table:style-name="ce37" office:value-type="string" calcext:value-type="string">
            <text:p>tf_dwarf| tfg_armor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miner, itm_dwarf_miner_reinf,</text:p>
          </table:table-cell>
          <table:table-cell table:style-name="ce43" office:value-type="string" calcext:value-type="string">
            <text:p>itm_dwarf_vest,itm_dwarf_vest_lordly,itm_leather_dwarf_armor_b,</text:p>
          </table:table-cell>
          <table:table-cell table:style-name="ce43"/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mattock,itm_dwarf_sword_a,</text:p>
          </table:table-cell>
          <table:table-cell table:style-name="ce43" office:value-type="string" calcext:value-type="string">
            <text:p>itm_dwarf_shield_c,itm_dwarf_shield_d,</text:p>
          </table:table-cell>
          <table:table-cell table:style-name="ce43"/>
          <table:table-cell table:style-name="ce52" office:value-type="string" calcext:value-type="string">
            <text:p>attr_dwarf_tier_2</text:p>
          </table:table-cell>
          <table:table-cell table:style-name="ce52" office:value-type="string" calcext:value-type="string">
            <text:p>wp_dwarf_tier_2</text:p>
          </table:table-cell>
          <table:table-cell table:style-name="ce52" office:value-type="string" calcext:value-type="string">
            <text:p>knows_common_dwarf|knows_athletics_1|knows_power_strike_2|knows_ironflesh_1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chain_boots,itm_dwarf_mattock,itm_dwarf_sword_a,itm_dwarf_shield_c,itm_dwarf_shield_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iron_hills_infantry</text:p>
          </table:table-cell>
          <table:table-cell table:number-columns-repeated="2" table:style-name="ce32" office:value-type="string" calcext:value-type="string">
            <text:p>Iron_Hills_Infantry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miner_reinf, itm_dwarf_helm_fris, itm_dwarf_nasal, itm_dwarf_helm_coif_reinf,</text:p>
          </table:table-cell>
          <table:table-cell table:style-name="ce43" office:value-type="string" calcext:value-type="string">
            <text:p>itm_leather_dwarf_armor_b, itm_dwarf_vest_b,</text:p>
          </table:table-cell>
          <table:table-cell table:style-name="ce13" office:value-type="string" calcext:value-type="string">
            <text:p>itm_leather_gloves,</text:p>
          </table:table-cell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adz,itm_dwarf_mattock,itm_dwarf_sword_a,</text:p>
          </table:table-cell>
          <table:table-cell table:style-name="ce43" office:value-type="string" calcext:value-type="string">
            <text:p>itm_dwarf_shield_g,itm_dwarf_shield_k,</text:p>
          </table:table-cell>
          <table:table-cell table:style-name="ce43"/>
          <table:table-cell table:style-name="ce52" office:value-type="string" calcext:value-type="string">
            <text:p>attr_dwarf_tier_4</text:p>
          </table:table-cell>
          <table:table-cell table:style-name="ce52" office:value-type="string" calcext:value-type="string">
            <text:p>wp_dwarf_tier_4</text:p>
          </table:table-cell>
          <table:table-cell table:style-name="ce52" office:value-type="string" calcext:value-type="string">
            <text:p>knows_common_dwarf|knows_athletics_2|knows_power_strike_3|knows_ironflesh_2</text:p>
          </table:table-cell>
          <table:table-cell table:style-name="ce54" office:value-type="string" calcext:value-type="string">
            <text:p>dwarf_face_3</text:p>
          </table:table-cell>
          <table:table-cell table:style-name="ce54" office:value-type="string" calcext:value-type="string">
            <text:p>dwarf_face_4</text:p>
          </table:table-cell>
          <table:table-cell table:style-name="ce56"/>
          <table:table-cell table:style-name="ce8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dwarf_helm_coif_reinf,itm_leather_dwarf_armor_b, itm_dwarf_vest_b,itm_leather_gloves,itm_dwarf_chain_boots,itm_dwarf_adz,itm_dwarf_mattock,itm_dwarf_sword_a,itm_dwarf_shield_g,itm_dwarf_shield_k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iron_hills_battle_infantry</text:p>
          </table:table-cell>
          <table:table-cell table:style-name="ce32" office:value-type="string" calcext:value-type="string">
            <text:p>Iron_Hills_Battle-dwarf</text:p>
          </table:table-cell>
          <table:table-cell table:style-name="ce32" office:value-type="string" calcext:value-type="string">
            <text:p>Iron_Hills_Battle-dwarves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nasal_reinf, itm_dwarf_helm_fris_reinf,</text:p>
          </table:table-cell>
          <table:table-cell table:style-name="ce43" office:value-type="string" calcext:value-type="string">
            <text:p>itm_dwarf_vest_b, itm_leather_dwarf_armor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chain_boots,</text:p>
          </table:table-cell>
          <table:table-cell table:style-name="ce43" office:value-type="string" calcext:value-type="string">
            <text:p>itm_dwarf_great_pick,itm_dwarf_war_pick,itm_dwarf_great_mattock,</text:p>
          </table:table-cell>
          <table:table-cell table:style-name="ce43" table:number-columns-repeated="2"/>
          <table:table-cell table:style-name="ce52" office:value-type="string" calcext:value-type="string">
            <text:p>attr_dwarf_tier_5</text:p>
          </table:table-cell>
          <table:table-cell table:style-name="ce52" office:value-type="string" calcext:value-type="string">
            <text:p>wp_dwarf_tier_5</text:p>
          </table:table-cell>
          <table:table-cell table:style-name="ce52" office:value-type="string" calcext:value-type="string">
            <text:p>knows_common_dwarf|knows_athletics_3|knows_power_strike_4|knows_ironflesh_3</text:p>
          </table:table-cell>
          <table:table-cell table:style-name="ce54" office:value-type="string" calcext:value-type="string">
            <text:p>dwarf_face_1</text:p>
          </table:table-cell>
          <table:table-cell table:style-name="ce54" office:value-type="string" calcext:value-type="string">
            <text:p>dwarf_face_2</text:p>
          </table:table-cell>
          <table:table-cell table:style-name="ce56"/>
          <table:table-cell table:style-name="ce8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chain_boots,itm_dwarf_great_pick,itm_dwarf_war_pick,itm_dwarf_great_mattock,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2" office:value-type="string" calcext:value-type="string">
            <text:p>grors_guard</text:p>
          </table:table-cell>
          <table:table-cell table:style-name="ce32" office:value-type="string" calcext:value-type="string">
            <text:p>Gror's_Guard</text:p>
          </table:table-cell>
          <table:table-cell table:style-name="ce32" office:value-type="string" calcext:value-type="string">
            <text:p>Gror's_Guards</text:p>
          </table:table-cell>
          <table:table-cell table:style-name="ce37" office:value-type="string" calcext:value-type="string">
            <text:p>tf_dwarf| tfg_armor| tfg_gloves| tfg_shield| tfg_helm| tfg_boots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41" office:value-type="string" calcext:value-type="string">
            <text:p>fac_dwarf</text:p>
          </table:table-cell>
          <table:table-cell table:style-name="ce43" office:value-type="string" calcext:value-type="string">
            <text:p>itm_dwarf_nasal_lordly, itm_dwarf_helm_fris_lordly,</text:p>
          </table:table-cell>
          <table:table-cell table:style-name="ce43" office:value-type="string" calcext:value-type="string">
            <text:p>itm_dwarf_armor_c,</text:p>
          </table:table-cell>
          <table:table-cell table:style-name="ce43" office:value-type="string" calcext:value-type="string">
            <text:p>itm_mail_mittens,</text:p>
          </table:table-cell>
          <table:table-cell table:style-name="ce43" office:value-type="string" calcext:value-type="string">
            <text:p>itm_dwarf_scale_boots,</text:p>
          </table:table-cell>
          <table:table-cell table:style-name="ce43"/>
          <table:table-cell table:style-name="ce43" office:value-type="string" calcext:value-type="string">
            <text:p>itm_dwarf_great_pick,itm_dwarf_war_pick,itm_dwarf_great_mattock,</text:p>
          </table:table-cell>
          <table:table-cell table:style-name="ce43"/>
          <table:table-cell table:style-name="ce52" office:value-type="string" calcext:value-type="string">
            <text:p>attr_dwarf_tier_6</text:p>
          </table:table-cell>
          <table:table-cell table:style-name="ce52" office:value-type="string" calcext:value-type="string">
            <text:p>wp_dwarf_tier_6</text:p>
          </table:table-cell>
          <table:table-cell table:style-name="ce52" office:value-type="string" calcext:value-type="string">
            <text:p>knows_common_dwarf|knows_athletics_4|knows_power_strike_6|knows_ironflesh_5</text:p>
          </table:table-cell>
          <table:table-cell table:number-columns-repeated="2" table:style-name="ce54" office:value-type="string" calcext:value-type="string">
            <text:p>dwarf_face_7</text:p>
          </table:table-cell>
          <table:table-cell table:style-name="ce56"/>
          <table:table-cell table:style-name="ce8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,itm_dwarf_war_pick,itm_dwarf_great_mattock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Gondor</text:p>
          </table:table-cell>
          <table:table-cell table:style-name="ce8" table:number-columns-repeated="9"/>
          <table:table-cell table:style-name="ce7"/>
          <table:table-cell table:style-name="ce8" table:number-columns-repeated="9"/>
          <table:table-cell table:style-name="ce8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commoner</text:p>
          </table:table-cell>
          <table:table-cell table:style-name="ce9" office:value-type="string" calcext:value-type="string">
            <text:p>Gondor_Levy</text:p>
          </table:table-cell>
          <table:table-cell table:style-name="ce9" office:value-type="string" calcext:value-type="string">
            <text:p>Gondor_Levies</text:p>
          </table:table-cell>
          <table:table-cell table:style-name="ce10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jerkin,itm_tld_tunic,</text:p>
          </table:table-cell>
          <table:table-cell table:style-name="ce17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ened_spear,</text:p>
          </table:table-cell>
          <table:table-cell table:style-name="ce13" office:value-type="string" calcext:value-type="string">
            <text:p>itm_gondor_arrows,itm_hunting_bow,itm_metal_scraps_bad,itm_metal_scraps_medium,itm_metal_scraps_good,</text:p>
          </table:table-cell>
          <table:table-cell table:style-name="ce13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K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militiamen</text:p>
          </table:table-cell>
          <table:table-cell table:style-name="ce9" office:value-type="string" calcext:value-type="string">
            <text:p>Gondor_Watchman</text:p>
          </table:table-cell>
          <table:table-cell table:style-name="ce9" office:value-type="string" calcext:value-type="string">
            <text:p>Gondor_Watchmen</text:p>
          </table:table-cell>
          <table:table-cell table:style-name="ce10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gon_jerki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ened_spear,itm_gondor_short_sword,itm_good_mace,</text:p>
          </table:table-cell>
          <table:table-cell table:style-name="ce13" office:value-type="string" calcext:value-type="string">
            <text:p>itm_gondor_arrows,itm_gon_tab_shield_a,</text:p>
          </table:table-cell>
          <table:table-cell table:style-name="ce13"/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1|knows_power_strike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en_of_gondor</text:p>
          </table:table-cell>
          <table:table-cell table:style-name="ce9" office:value-type="string" calcext:value-type="string">
            <text:p>Footman_of_Gondor</text:p>
          </table:table-cell>
          <table:table-cell table:style-name="ce18" office:value-type="string" calcext:value-type="string">
            <text:p>Footmen_of_Gondor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,</text:p>
          </table:table-cell>
          <table:table-cell table:style-name="ce13" office:value-type="string" calcext:value-type="string">
            <text:p>itm_gon_footman,</text:p>
          </table:table-cell>
          <table:table-cell table:style-name="ce19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2|knows_shield_2|knows_power_strike_2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K83];[.K83];[.L83];[.M84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Gondor Spearmen</text:p>
          </table:table-cell>
          <table:table-cell table:style-name="ce22" table:number-columns-repeated="12"/>
          <table:table-cell table:style-name="ce23"/>
          <table:table-cell table:style-name="ce22" table:number-columns-repeated="5"/>
          <table:table-cell table:style-name="ce24"/>
          <table:table-cell table:style-name="ce2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M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 Spearmen" calcext:value-type="string">
            <text:p>#Gondor Spearmen</text:p>
          </table:table-cell>
          <table:table-cell table:style-name="ce25" table:number-columns-repeated="1003"/>
        </table:table-row>
        <table:table-row table:style-name="ro1">
          <table:table-cell table:style-name="ce9" office:value-type="string" calcext:value-type="string">
            <text:p>gondor_spearmen</text:p>
          </table:table-cell>
          <table:table-cell table:style-name="ce9" office:value-type="string" calcext:value-type="string">
            <text:p>Spearman_of_Gondor</text:p>
          </table:table-cell>
          <table:table-cell table:style-name="ce9" office:value-type="string" calcext:value-type="string">
            <text:p>Spearmen_of_Gondor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3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shield_3|knows_power_strike_3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veteran_spearmen</text:p>
          </table:table-cell>
          <table:table-cell table:style-name="ce9" office:value-type="string" calcext:value-type="string">
            <text:p>Veteran_Spearman_of_Gondor</text:p>
          </table:table-cell>
          <table:table-cell table:style-name="ce9" office:value-type="string" calcext:value-type="string">
            <text:p>Veteran_Spearmen_of_Gondor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3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3|knows_shield_4|knows_power_strike_4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uard_of_the_fountain_court</text:p>
          </table:table-cell>
          <table:table-cell table:style-name="ce9" office:value-type="string" calcext:value-type="string">
            <text:p>Guard_of_the_Fountain_Court</text:p>
          </table:table-cell>
          <table:table-cell table:style-name="ce9" office:value-type="string" calcext:value-type="string">
            <text:p>Guards_of_the_Fountain_Court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3" office:value-type="string" calcext:value-type="string">
            <text:p>itm_gondor_shield_a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4|knows_shield_6|knows_power_strike_6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Gondor swordsmen</text:p>
          </table:table-cell>
          <table:table-cell table:style-name="ce22" table:number-columns-repeated="9"/>
          <table:table-cell table:style-name="ce26" table:number-columns-repeated="2"/>
          <table:table-cell table:style-name="ce22" table:number-columns-repeated="7"/>
          <table:table-cell table:style-name="ce24"/>
          <table:table-cell table:style-name="ce2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swordsmen</text:p>
          </table:table-cell>
          <table:table-cell table:style-name="ce9" office:value-type="string" calcext:value-type="string">
            <text:p>Swordsman_of_Gondor</text:p>
          </table:table-cell>
          <table:table-cell table:style-name="ce9" office:value-type="string" calcext:value-type="string">
            <text:p>Swordsmen_of_Gondor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3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3" office:value-type="string" calcext:value-type="string">
            <text:p>itm_gondor_shield_c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shield_3|knows_power_strike_3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veteran_swordsmen</text:p>
          </table:table-cell>
          <table:table-cell table:style-name="ce9" office:value-type="string" calcext:value-type="string">
            <text:p>Veteran_Swordsman_of_Gondor</text:p>
          </table:table-cell>
          <table:table-cell table:style-name="ce9" office:value-type="string" calcext:value-type="string">
            <text:p>Veteran_Swordsmen_of_Gondor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3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3" office:value-type="string" calcext:value-type="string">
            <text:p>itm_gondor_shield_c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3|knows_shield_4|knows_power_strike_4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wordsmen_of_the_tower_guard</text:p>
          </table:table-cell>
          <table:table-cell table:style-name="ce9" office:value-type="string" calcext:value-type="string">
            <text:p>Swordsman_of_the_Tower_Guard</text:p>
          </table:table-cell>
          <table:table-cell table:style-name="ce9" office:value-type="string" calcext:value-type="string">
            <text:p>Swordsmen_of_the_Tower_Guard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4|knows_shield_5|knows_power_strike_5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Gondor Noble Line</text:p>
          </table:table-cell>
          <table:table-cell table:style-name="ce22" table:number-columns-repeated="6"/>
          <table:table-cell table:style-name="ce26"/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2"/>
          <table:table-cell table:style-name="ce22" table:number-columns-repeated="5"/>
          <table:table-cell table:style-name="ce24"/>
          <table:table-cell table:style-name="ce2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ndor_noblemen</text:p>
          </table:table-cell>
          <table:table-cell table:style-name="ce9" office:value-type="string" calcext:value-type="string">
            <text:p>Gondor_Nobleman</text:p>
          </table:table-cell>
          <table:table-cell table:style-name="ce9" office:value-type="string" calcext:value-type="string">
            <text:p>Gondor_Noblemen</text:p>
          </table:table-cell>
          <table:table-cell table:style-name="ce10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3" table:number-columns-repeated="2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quire_of_gondor</text:p>
          </table:table-cell>
          <table:table-cell table:style-name="ce9" office:value-type="string" calcext:value-type="string">
            <text:p>Squire_of_Gondor</text:p>
          </table:table-cell>
          <table:table-cell table:style-name="ce9" office:value-type="string" calcext:value-type="string">
            <text:p>Squires_of_Gondor</text:p>
          </table:table-cell>
          <table:table-cell table:style-name="ce10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squire_helm,</text:p>
          </table:table-cell>
          <table:table-cell table:style-name="ce13" office:value-type="string" calcext:value-type="string">
            <text:p>itm_gon_squire,</text:p>
          </table:table-cell>
          <table:table-cell table:style-name="ce13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3"/>
          <table:table-cell table:style-name="ce13" office:value-type="string" calcext:value-type="string">
            <text:p>itm_gondor_courser,</text:p>
          </table:table-cell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power_strike_1|knows_riding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squire_of_gondor</text:p>
          </table:table-cell>
          <table:table-cell table:style-name="ce9" office:value-type="string" calcext:value-type="string">
            <text:p>Veteran_Squire_of_Gondor</text:p>
          </table:table-cell>
          <table:table-cell table:style-name="ce9" office:value-type="string" calcext:value-type="string">
            <text:p>Veteran_Squires_of_Gondor</text:p>
          </table:table-cell>
          <table:table-cell table:style-name="ce10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squire_helm,</text:p>
          </table:table-cell>
          <table:table-cell table:style-name="ce13" office:value-type="string" calcext:value-type="string">
            <text:p>itm_gon_squire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courser,</text:p>
          </table:table-cell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riding_2|knows_shield_2|knows_power_strike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knight_of_gondor</text:p>
          </table:table-cell>
          <table:table-cell table:style-name="ce9" office:value-type="string" calcext:value-type="string">
            <text:p>Knight_of_Gondor</text:p>
          </table:table-cell>
          <table:table-cell table:style-name="ce9" office:value-type="string" calcext:value-type="string">
            <text:p>Knights_of_Gondor</text:p>
          </table:table-cell>
          <table:table-cell table:style-name="ce10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riding_3|knows_shield_3|knows_power_strike_3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knight_of_gondor</text:p>
          </table:table-cell>
          <table:table-cell table:style-name="ce9" office:value-type="string" calcext:value-type="string">
            <text:p>Veteran_Knight_of_Gondor</text:p>
          </table:table-cell>
          <table:table-cell table:style-name="ce9" office:value-type="string" calcext:value-type="string">
            <text:p>Veteran_Knights_of_Gondor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riding_4|knows_shield_3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knight_of_the_citadel</text:p>
          </table:table-cell>
          <table:table-cell table:style-name="ce9" office:value-type="string" calcext:value-type="string">
            <text:p>Knight_of_the_Citadel</text:p>
          </table:table-cell>
          <table:table-cell table:style-name="ce9" office:value-type="string" calcext:value-type="string">
            <text:p>Knights_of_the_Citadel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3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6|knows_shield_4|knows_power_strike_6|knows_ironflesh_6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Gondor Archers</text:p>
          </table:table-cell>
          <table:table-cell table:style-name="ce22" table:number-columns-repeated="9"/>
          <table:table-cell table:style-name="ce26" table:number-columns-repeated="2"/>
          <table:table-cell table:style-name="ce22" table:number-columns-repeated="7"/>
          <table:table-cell table:style-name="ce24"/>
          <table:table-cell table:style-name="ce2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#Gondor Archers" calcext:value-type="string">
            <text:p>#Gondor Archers</text:p>
          </table:table-cell>
          <table:table-cell table:style-name="ce25" table:number-columns-repeated="1003"/>
        </table:table-row>
        <table:table-row table:style-name="ro1">
          <table:table-cell table:style-name="ce9" office:value-type="string" calcext:value-type="string">
            <text:p>bowmen_of_gondor</text:p>
          </table:table-cell>
          <table:table-cell table:style-name="ce9" office:value-type="string" calcext:value-type="string">
            <text:p>Bowman_of_Gondor</text:p>
          </table:table-cell>
          <table:table-cell table:style-name="ce9" office:value-type="string" calcext:value-type="string">
            <text:p>Bowmen_of_Gondor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ndor_short_sword,</text:p>
          </table:table-cell>
          <table:table-cell table:style-name="ce13"/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power_draw_2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r_of_gondor</text:p>
          </table:table-cell>
          <table:table-cell table:style-name="ce9" office:value-type="string" calcext:value-type="string">
            <text:p>Archer_of_Gondor</text:p>
          </table:table-cell>
          <table:table-cell table:style-name="ce9" office:value-type="string" calcext:value-type="string">
            <text:p>Archers_of_Gondor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ian_archer_helm,</text:p>
          </table:table-cell>
          <table:table-cell table:style-name="ce13" office:value-type="string" calcext:value-type="string">
            <text:p>itm_gon_archer,</text:p>
          </table:table-cell>
          <table:table-cell table:style-name="ce13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3" office:value-type="string" calcext:value-type="string">
            <text:p>itm_gondor_sword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power_draw_4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archer_of_gondor</text:p>
          </table:table-cell>
          <table:table-cell table:style-name="ce9" office:value-type="string" calcext:value-type="string">
            <text:p>Veteran_Archer_of_Gondor</text:p>
          </table:table-cell>
          <table:table-cell table:style-name="ce9" office:value-type="string" calcext:value-type="string">
            <text:p>Veteran_Archers_of_Gondor</text:p>
          </table:table-cell>
          <table:table-cell table:style-name="ce10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ian_archer_helm,</text:p>
          </table:table-cell>
          <table:table-cell table:style-name="ce13" office:value-type="string" calcext:value-type="string">
            <text:p>itm_gon_archer,</text:p>
          </table:table-cell>
          <table:table-cell table:style-name="ce13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3" office:value-type="string" calcext:value-type="string">
            <text:p>itm_gondor_sword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draw_4|knows_power_strike_5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r_of_the_tower_guard</text:p>
          </table:table-cell>
          <table:table-cell table:style-name="ce9" office:value-type="string" calcext:value-type="string">
            <text:p>Archer_of_the_Tower_Guard</text:p>
          </table:table-cell>
          <table:table-cell table:style-name="ce9" office:value-type="string" calcext:value-type="string">
            <text:p>Archers_of_the_Tower_Guard</text:p>
          </table:table-cell>
          <table:table-cell table:style-name="ce10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3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5|knows_power_draw_6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Special Denethor Guards (only for scene)</text:p>
          </table:table-cell>
          <table:table-cell table:style-name="ce22" table:number-columns-repeated="6"/>
          <table:table-cell table:style-name="ce26"/>
          <table:table-cell table:style-name="ce22"/>
          <table:table-cell table:style-name="ce26" table:number-columns-repeated="4"/>
          <table:table-cell table:style-name="ce22" table:number-columns-repeated="6"/>
          <table:table-cell table:style-name="ce24"/>
          <table:table-cell table:style-name="ce2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teward_guard</text:p>
          </table:table-cell>
          <table:table-cell table:style-name="ce9" office:value-type="string" calcext:value-type="string">
            <text:p>Steward's_Guard</text:p>
          </table:table-cell>
          <table:table-cell table:style-name="ce9" office:value-type="string" calcext:value-type="string">
            <text:p>Steward's_Guards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4|knows_shield_6|knows_power_strike_6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angers</text:p>
          </table:table-cell>
          <table:table-cell table:style-name="ce8" table:number-columns-repeated="19"/>
          <table:table-cell table:style-name="ce8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nger_of_ithilien</text:p>
          </table:table-cell>
          <table:table-cell table:style-name="ce9" office:value-type="string" calcext:value-type="string">
            <text:p>Ranger_of_Ithilien</text:p>
          </table:table-cell>
          <table:table-cell table:style-name="ce9" office:value-type="string" calcext:value-type="string">
            <text:p>Rangers_of_Ithilien</text:p>
          </table:table-cell>
          <table:table-cell table:style-name="ce10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3" office:value-type="string" calcext:value-type="string">
            <text:p>itm_gondor_ranger_sword,</text:p>
          </table:table-cell>
          <table:table-cell table:style-name="ce13"/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archery(200)|wp(170)</text:p>
          </table:table-cell>
          <table:table-cell table:style-name="ce14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ranger_of_ithilien</text:p>
          </table:table-cell>
          <table:table-cell table:style-name="ce9" office:value-type="string" calcext:value-type="string">
            <text:p>Veteran_Ranger_of_Ithilien</text:p>
          </table:table-cell>
          <table:table-cell table:style-name="ce9" office:value-type="string" calcext:value-type="string">
            <text:p>Veteran_Rangers_of_Ithilien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3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3" office:value-type="string" calcext:value-type="string">
            <text:p>itm_gondor_ranger_sword,</text:p>
          </table:table-cell>
          <table:table-cell table:style-name="ce13"/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(250)</text:p>
          </table:table-cell>
          <table:table-cell table:style-name="ce14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aster_ranger_of_ithilien</text:p>
          </table:table-cell>
          <table:table-cell table:style-name="ce9" office:value-type="string" calcext:value-type="string">
            <text:p>Master_Ranger_of_Ithilien</text:p>
          </table:table-cell>
          <table:table-cell table:style-name="ce9" office:value-type="string" calcext:value-type="string">
            <text:p>Master_Rangers_of_Ithilien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3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3" office:value-type="string" calcext:value-type="string">
            <text:p>itm_gondor_ranger_sword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melee(320)|wp_throwing(300)|wp_archery(380)</text:p>
          </table:table-cell>
          <table:table-cell table:style-name="ce14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thilien_leader</text:p>
          </table:table-cell>
          <table:table-cell table:style-name="ce9" office:value-type="string" calcext:value-type="string">
            <text:p>Captain_of_Ithilien_Rangers</text:p>
          </table:table-cell>
          <table:table-cell table:style-name="ce9" office:value-type="string" calcext:value-type="string">
            <text:p>Captains_of_Ithilien_Rangers</text:p>
          </table:table-cell>
          <table:table-cell table:style-name="ce10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2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3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3" office:value-type="string" calcext:value-type="string">
            <text:p>itm_gondor_ranger_sword,</text:p>
          </table:table-cell>
          <table:table-cell table:style-name="ce13"/>
          <table:table-cell table:style-name="ce14" office:value-type="string" calcext:value-type="string">
            <text:p>attr_tier_7</text:p>
          </table:table-cell>
          <table:table-cell table:style-name="ce14" office:value-type="string" calcext:value-type="string">
            <text:p>wp_tier_7</text:p>
          </table:table-cell>
          <table:table-cell table:style-name="ce1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Lossarnach</text:p>
          </table:table-cell>
          <table:table-cell table:style-name="ce22" table:number-columns-repeated="6"/>
          <table:table-cell table:style-name="ce26"/>
          <table:table-cell table:style-name="ce22"/>
          <table:table-cell table:style-name="ce26" table:number-columns-repeated="4"/>
          <table:table-cell table:style-name="ce22" table:number-columns-repeated="6"/>
          <table:table-cell table:style-name="ce24"/>
          <table:table-cell table:style-name="ce2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oodsman_of_lossarnach</text:p>
          </table:table-cell>
          <table:table-cell table:style-name="ce9" office:value-type="string" calcext:value-type="string">
            <text:p>Woodsman_of_Lossarnach</text:p>
          </table:table-cell>
          <table:table-cell table:style-name="ce9" office:value-type="string" calcext:value-type="string">
            <text:p>Woodsmen_of_Lossarnach</text:p>
          </table:table-cell>
          <table:table-cell table:style-name="ce10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lossarnach_cloth_cap,</text:p>
          </table:table-cell>
          <table:table-cell table:style-name="ce13" office:value-type="string" calcext:value-type="string">
            <text:p>itm_lossarnach_shirt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3"/>
          <table:table-cell table:style-name="ce14" office:value-type="string" calcext:value-type="string">
            <text:p>str_7| agi_5| int_4| cha_4|level(4)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|knows_power_throw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xeman_of_lossarnach</text:p>
          </table:table-cell>
          <table:table-cell table:style-name="ce9" office:value-type="string" calcext:value-type="string">
            <text:p>Axeman_of_Lossarnach</text:p>
          </table:table-cell>
          <table:table-cell table:style-name="ce9" office:value-type="string" calcext:value-type="string">
            <text:p>Axemen_of_Lossarnach</text:p>
          </table:table-cell>
          <table:table-cell table:style-name="ce10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3"/>
          <table:table-cell table:style-name="ce14" office:value-type="string" calcext:value-type="string">
            <text:p>str_10| agi_7| int_4| cha_4|level(8)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power_throw_3|knows_athletics_1|knows_power_strike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_axeman_of_lossarnach</text:p>
          </table:table-cell>
          <table:table-cell table:style-name="ce9" office:value-type="string" calcext:value-type="string">
            <text:p>Lossarnach_Veteran_Axeman</text:p>
          </table:table-cell>
          <table:table-cell table:style-name="ce9" office:value-type="string" calcext:value-type="string">
            <text:p>Lossarnach_Veteran_Axemen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vet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3"/>
          <table:table-cell table:style-name="ce14" office:value-type="string" calcext:value-type="string">
            <text:p>str_13|agi_11| int_4| cha_4|level(12)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power_throw_4|knows_athletics_3|knows_power_strike_3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heavy_lossarnach_axeman</text:p>
          </table:table-cell>
          <table:table-cell table:style-name="ce9" office:value-type="string" calcext:value-type="string">
            <text:p>Heavy_Lossarnach_Axeman</text:p>
          </table:table-cell>
          <table:table-cell table:style-name="ce9" office:value-type="string" calcext:value-type="string">
            <text:p>Heavy_Lossarnach_Axemen</text:p>
          </table:table-cell>
          <table:table-cell table:style-name="ce10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lossarnach_scale_cap,</text:p>
          </table:table-cell>
          <table:table-cell table:style-name="ce13" office:value-type="string" calcext:value-type="string">
            <text:p>itm_lossarnac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4|knows_power_strike_5|knows_ironflesh_4|knows_power_throw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xemaster_of_lossarnach</text:p>
          </table:table-cell>
          <table:table-cell table:style-name="ce9" office:value-type="string" calcext:value-type="string">
            <text:p>Axemaster_of_Lossarnach</text:p>
          </table:table-cell>
          <table:table-cell table:style-name="ce9" office:value-type="string" calcext:value-type="string">
            <text:p>Axemasters_of_Lossarnach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lossarnach_scale_cap,</text:p>
          </table:table-cell>
          <table:table-cell table:style-name="ce13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wo_handed(320)|wp(200)</text:p>
          </table:table-cell>
          <table:table-cell table:style-name="ce14" office:value-type="string" calcext:value-type="string">
            <text:p>knows_common|knows_athletics_5|knows_power_strike_7|knows_ironflesh_5|knows_power_throw_6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ssarnach_leader</text:p>
          </table:table-cell>
          <table:table-cell table:style-name="ce9" office:value-type="string" calcext:value-type="string">
            <text:p>Captain_of_Lossarnach</text:p>
          </table:table-cell>
          <table:table-cell table:style-name="ce9" office:value-type="string" calcext:value-type="string">
            <text:p>Captains_of_Lossarnach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8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Pelargir</text:p>
          </table:table-cell>
          <table:table-cell table:style-name="ce22" table:number-columns-repeated="6"/>
          <table:table-cell table:style-name="ce26"/>
          <table:table-cell table:style-name="ce22"/>
          <table:table-cell table:style-name="ce26" table:number-columns-repeated="2"/>
          <table:table-cell table:style-name="ce22"/>
          <table:table-cell table:style-name="ce26" table:number-columns-repeated="2"/>
          <table:table-cell table:style-name="ce22" table:number-columns-repeated="5"/>
          <table:table-cell table:style-name="ce24"/>
          <table:table-cell table:style-name="ce2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watchman</text:p>
          </table:table-cell>
          <table:table-cell table:style-name="ce9" office:value-type="string" calcext:value-type="string">
            <text:p>Pelargir_Watchman</text:p>
          </table:table-cell>
          <table:table-cell table:style-name="ce9" office:value-type="string" calcext:value-type="string">
            <text:p>Pelargir_Watchmen</text:p>
          </table:table-cell>
          <table:table-cell table:style-name="ce10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pel_jerki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short_bow,</text:p>
          </table:table-cell>
          <table:table-cell table:style-name="ce13" office:value-type="string" calcext:value-type="string">
            <text:p>itm_shortened_spear,itm_gondor_javelin,</text:p>
          </table:table-cell>
          <table:table-cell table:style-name="ce13"/>
          <table:table-cell table:style-name="ce14" office:value-type="string" calcext:value-type="string">
            <text:p>str_7| agi_5| int_4| cha_4|level(4)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power_draw_2|knows_power_throw_2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marine</text:p>
          </table:table-cell>
          <table:table-cell table:style-name="ce9" office:value-type="string" calcext:value-type="string">
            <text:p>Pelargir_Marine</text:p>
          </table:table-cell>
          <table:table-cell table:style-name="ce9" office:value-type="string" calcext:value-type="string">
            <text:p>Pelargir_Marines</text:p>
          </table:table-cell>
          <table:table-cell table:style-name="ce10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3" office:value-type="string" calcext:value-type="string">
            <text:p>itm_gondor_javelin,itm_gon_tab_shield_a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power_throw_5|knows_power_draw_5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vet_marine</text:p>
          </table:table-cell>
          <table:table-cell table:style-name="ce9" office:value-type="string" calcext:value-type="string">
            <text:p>Pelargir_Veteran_Marine</text:p>
          </table:table-cell>
          <table:table-cell table:style-name="ce9" office:value-type="string" calcext:value-type="string">
            <text:p>Pelargir_Veteran_Marines</text:p>
          </table:table-cell>
          <table:table-cell table:style-name="ce10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3" office:value-type="string" calcext:value-type="string">
            <text:p>itm_pelargir_eket,itm_gon_tab_shield_a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draw_5|knows_power_strike_2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infantry</text:p>
          </table:table-cell>
          <table:table-cell table:style-name="ce9" office:value-type="string" calcext:value-type="string">
            <text:p>Pelargir_Infantryman</text:p>
          </table:table-cell>
          <table:table-cell table:style-name="ce9" office:value-type="string" calcext:value-type="string">
            <text:p>Pelargir_Infantrymen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footman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4|knows_power_throw_2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vet_infantry</text:p>
          </table:table-cell>
          <table:table-cell table:style-name="ce9" office:value-type="string" calcext:value-type="string">
            <text:p>Pelargir_Veteran_Infantryman</text:p>
          </table:table-cell>
          <table:table-cell table:style-name="ce9" office:value-type="string" calcext:value-type="string">
            <text:p>Pelargir_Veteran_Infantrymen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pelargir_helmet_heavy,</text:p>
          </table:table-cell>
          <table:table-cell table:style-name="ce13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5|knows_power_throw_3|knows_power_strike_5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leader</text:p>
          </table:table-cell>
          <table:table-cell table:style-name="ce9" office:value-type="string" calcext:value-type="string">
            <text:p>Captain_of_Pelargir</text:p>
          </table:table-cell>
          <table:table-cell table:style-name="ce9" office:value-type="string" calcext:value-type="string">
            <text:p>Captains_of_Pelargir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7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elargir_marine_leader</text:p>
          </table:table-cell>
          <table:table-cell table:style-name="ce9" office:value-type="string" calcext:value-type="string">
            <text:p>Captain_of_Pelargir_Marines</text:p>
          </table:table-cell>
          <table:table-cell table:style-name="ce9" office:value-type="string" calcext:value-type="string">
            <text:p>Captains_of_Pelargir_Marine</text:p>
          </table:table-cell>
          <table:table-cell table:style-name="ce10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argir_marine_leader,</text:p>
          </table:table-cell>
          <table:table-cell table:style-name="ce13"/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/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athletics_7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Lamedon</text:p>
          </table:table-cell>
          <table:table-cell table:style-name="ce22" table:number-columns-repeated="18"/>
          <table:table-cell table:style-name="ce24"/>
          <table:table-cell table:style-name="ce2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lansman_of_lamedon</text:p>
          </table:table-cell>
          <table:table-cell table:style-name="ce9" office:value-type="string" calcext:value-type="string">
            <text:p>Clansman_of_Lamedon</text:p>
          </table:table-cell>
          <table:table-cell table:style-name="ce9" office:value-type="string" calcext:value-type="string">
            <text:p>Clansmen_of_Lamedon</text:p>
          </table:table-cell>
          <table:table-cell table:style-name="ce10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3" office:value-type="string" calcext:value-type="string">
            <text:p>itm_gondor_arrows,itm_gondor_javelin,itm_gondor_javelin,itm_short_bow,</text:p>
          </table:table-cell>
          <table:table-cell table:style-name="ce13"/>
          <table:table-cell table:style-name="ce14" office:value-type="string" calcext:value-type="string">
            <text:p>str_7| agi_5| int_4| cha_4|level(4)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|knows_power_throw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_of_lamedon</text:p>
          </table:table-cell>
          <table:table-cell table:style-name="ce9" office:value-type="string" calcext:value-type="string">
            <text:p>Footman_of_Lamedon</text:p>
          </table:table-cell>
          <table:table-cell table:style-name="ce9" office:value-type="string" calcext:value-type="string">
            <text:p>Footmen_of_Lamedon</text:p>
          </table:table-cell>
          <table:table-cell table:style-name="ce10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lamedon_hood,</text:p>
          </table:table-cell>
          <table:table-cell table:style-name="ce13" office:value-type="string" calcext:value-type="string">
            <text:p>itm_lamedon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itm_loss_axe,itm_loss_axe,</text:p>
          </table:table-cell>
          <table:table-cell table:style-name="ce13" office:value-type="string" calcext:value-type="string">
            <text:p>itm_gondor_javelin,itm_gon_tab_shield_a,</text:p>
          </table:table-cell>
          <table:table-cell table:style-name="ce13"/>
          <table:table-cell table:style-name="ce14" office:value-type="string" calcext:value-type="string">
            <text:p>str_10| agi_7| int_4| cha_4|level(8)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1|knows_power_strike_1|knows_power_throw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of_lamedon</text:p>
          </table:table-cell>
          <table:table-cell table:style-name="ce9" office:value-type="string" calcext:value-type="string">
            <text:p>Veteran_of_Lamedon</text:p>
          </table:table-cell>
          <table:table-cell table:style-name="ce9" office:value-type="string" calcext:value-type="string">
            <text:p>Veterans_of_Lamedon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lamedon_veter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gondor_spear,itm_gondor_sword,</text:p>
          </table:table-cell>
          <table:table-cell table:style-name="ce13" office:value-type="string" calcext:value-type="string">
            <text:p>itm_gon_tab_shield_a,</text:p>
          </table:table-cell>
          <table:table-cell table:style-name="ce13"/>
          <table:table-cell table:style-name="ce14" office:value-type="string" calcext:value-type="string">
            <text:p>str_13|agi_11| int_4| cha_4|level(12)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athletics_4|knows_power_strike_4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arrior_of_lamedon</text:p>
          </table:table-cell>
          <table:table-cell table:style-name="ce9" office:value-type="string" calcext:value-type="string">
            <text:p>Warrior_of_Lamedon</text:p>
          </table:table-cell>
          <table:table-cell table:style-name="ce9" office:value-type="string" calcext:value-type="string">
            <text:p>Warriors_of_Lamedon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4|knows_power_strike_5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hampion_of_lamedon</text:p>
          </table:table-cell>
          <table:table-cell table:style-name="ce9" office:value-type="string" calcext:value-type="string">
            <text:p>Champion_of_Lamedon</text:p>
          </table:table-cell>
          <table:table-cell table:style-name="ce9" office:value-type="string" calcext:value-type="string">
            <text:p>Champions_of_Lamedon</text:p>
          </table:table-cell>
          <table:table-cell table:style-name="ce10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3" table:number-columns-repeated="2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5|knows_power_strike_5|knows_ironflesh_6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knight_of_lamedon</text:p>
          </table:table-cell>
          <table:table-cell table:style-name="ce9" office:value-type="string" calcext:value-type="string">
            <text:p>Knight_of_Lamedon</text:p>
          </table:table-cell>
          <table:table-cell table:style-name="ce9" office:value-type="string" calcext:value-type="string">
            <text:p>Knights_of_Lamedon</text:p>
          </table:table-cell>
          <table:table-cell table:style-name="ce10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lam_horse,</text:p>
          </table:table-cell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riding_6|knows_power_strike_6|knows_ironflesh_7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amedon_leader</text:p>
          </table:table-cell>
          <table:table-cell table:style-name="ce9" office:value-type="string" calcext:value-type="string">
            <text:p>Captain_of_Lamedon</text:p>
          </table:table-cell>
          <table:table-cell table:style-name="ce9" office:value-type="string" calcext:value-type="string">
            <text:p>Captains_of_Lamedon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lam_horse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8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Pinnath Gelin</text:p>
          </table:table-cell>
          <table:table-cell table:style-name="ce22" table:number-columns-repeated="6"/>
          <table:table-cell table:style-name="ce26"/>
          <table:table-cell table:style-name="ce22" table:number-columns-repeated="3"/>
          <table:table-cell table:style-name="ce26"/>
          <table:table-cell table:style-name="ce22" table:number-columns-repeated="7"/>
          <table:table-cell table:style-name="ce24"/>
          <table:table-cell table:style-name="ce2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_gelin_plainsman</text:p>
          </table:table-cell>
          <table:table-cell table:style-name="ce9" office:value-type="string" calcext:value-type="string">
            <text:p>Plainsman_of_Pinnath_Gelin</text:p>
          </table:table-cell>
          <table:table-cell table:style-name="ce9" office:value-type="string" calcext:value-type="string">
            <text:p>Plainsmen_of_Pinnath_Gelin</text:p>
          </table:table-cell>
          <table:table-cell table:style-name="ce10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ened_spear,</text:p>
          </table:table-cell>
          <table:table-cell table:style-name="ce13" office:value-type="string" calcext:value-type="string">
            <text:p>itm_gondor_arrows,itm_short_bow,</text:p>
          </table:table-cell>
          <table:table-cell table:style-name="ce13"/>
          <table:table-cell table:style-name="ce14" office:value-type="string" calcext:value-type="string">
            <text:p>str_10| agi_7| int_4| cha_4|level(8)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athletics_3|knows_power_throw_1|knows_power_strike_3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_gelin_spearman</text:p>
          </table:table-cell>
          <table:table-cell table:style-name="ce9" office:value-type="string" calcext:value-type="string">
            <text:p>Spearman_of_Pinnath_Gelin</text:p>
          </table:table-cell>
          <table:table-cell table:style-name="ce9" office:value-type="string" calcext:value-type="string">
            <text:p>Spearmen_of_Pinnath_Gelin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pinnath_footman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pear,</text:p>
          </table:table-cell>
          <table:table-cell table:style-name="ce20" office:value-type="string" calcext:value-type="string">
            <text:p>itm_gon_tab_shield_a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throw_2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warrior_of_pinnath_gelin</text:p>
          </table:table-cell>
          <table:table-cell table:style-name="ce9" office:value-type="string" calcext:value-type="string">
            <text:p>Warrior_of_Pinnath_Gelin</text:p>
          </table:table-cell>
          <table:table-cell table:style-name="ce9" office:value-type="string" calcext:value-type="string">
            <text:p>Warriors_of_Pinnath_Gelin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one_handed(200)|wp_two_handed(200)|wp_polearm(320)</text:p>
          </table:table-cell>
          <table:table-cell table:style-name="ce14" office:value-type="string" calcext:value-type="string">
            <text:p>knows_common|knows_athletics_5|knows_power_throw_3|knows_power_strike_6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_gelin_bowman</text:p>
          </table:table-cell>
          <table:table-cell table:style-name="ce9" office:value-type="string" calcext:value-type="string">
            <text:p>Bowman_of_Pinnath_Gelin</text:p>
          </table:table-cell>
          <table:table-cell table:style-name="ce9" office:value-type="string" calcext:value-type="string">
            <text:p>Bowmen_of_Pinnath_Gelin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ndor_sword,itm_gondor_short_sword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power_draw_4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_gelin_archer</text:p>
          </table:table-cell>
          <table:table-cell table:style-name="ce9" office:value-type="string" calcext:value-type="string">
            <text:p>Archer_of_Pinnath_Gelin</text:p>
          </table:table-cell>
          <table:table-cell table:style-name="ce9" office:value-type="string" calcext:value-type="string">
            <text:p>Archers_of_Pinnath_Gelin</text:p>
          </table:table-cell>
          <table:table-cell table:style-name="ce10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arche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ndor_sword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draw_5|knows_power_strike_2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nnath_leader</text:p>
          </table:table-cell>
          <table:table-cell table:style-name="ce9" office:value-type="string" calcext:value-type="string">
            <text:p>Captain_of_Pinnath_Gelin</text:p>
          </table:table-cell>
          <table:table-cell table:style-name="ce9" office:value-type="string" calcext:value-type="string">
            <text:p>Captains_of_Pinnath_Gelin</text:p>
          </table:table-cell>
          <table:table-cell table:style-name="ce10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pinnath_leade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8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Blackroot Vale</text:p>
          </table:table-cell>
          <table:table-cell table:style-name="ce22" table:number-columns-repeated="8"/>
          <table:table-cell table:style-name="ce26" table:number-columns-repeated="4"/>
          <table:table-cell table:style-name="ce22" table:number-columns-repeated="6"/>
          <table:table-cell table:style-name="ce24"/>
          <table:table-cell table:style-name="ce2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ackroot_vale_archer</text:p>
          </table:table-cell>
          <table:table-cell table:number-columns-repeated="2" table:style-name="ce9" office:value-type="string" calcext:value-type="string">
            <text:p>Hunter_of_Blackroot_Vale</text:p>
          </table:table-cell>
          <table:table-cell table:style-name="ce10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3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3" office:value-type="string" calcext:value-type="string">
            <text:p>itm_spear,</text:p>
          </table:table-cell>
          <table:table-cell table:style-name="ce13"/>
          <table:table-cell table:style-name="ce14" office:value-type="string" calcext:value-type="string">
            <text:p>str_10| agi_7| int_4| cha_4|level(8)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power_draw_3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blackroot_vale_archer</text:p>
          </table:table-cell>
          <table:table-cell table:style-name="ce9" office:value-type="string" calcext:value-type="string">
            <text:p>Bowman_of_Blackroot_Vale</text:p>
          </table:table-cell>
          <table:table-cell table:style-name="ce9" office:value-type="string" calcext:value-type="string">
            <text:p>Bowmen_of_Blackroot_Vale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3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ndor_sword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2|knows_power_draw_4|knows_ironflesh_1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aster_blackroot_vale_archer</text:p>
          </table:table-cell>
          <table:table-cell table:style-name="ce9" office:value-type="string" calcext:value-type="string">
            <text:p>Archer_of_Blackroot_Vale</text:p>
          </table:table-cell>
          <table:table-cell table:style-name="ce9" office:value-type="string" calcext:value-type="string">
            <text:p>Archers_of_Blackroot_Vale</text:p>
          </table:table-cell>
          <table:table-cell table:style-name="ce10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arche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3" office:value-type="string" calcext:value-type="string">
            <text:p>itm_gondor_short_sword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4|knows_power_draw_5|knows_power_strike_2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_of_blackroot_vale</text:p>
          </table:table-cell>
          <table:table-cell table:style-name="ce9" office:value-type="string" calcext:value-type="string">
            <text:p>Footman_of_Blackroot_Vale</text:p>
          </table:table-cell>
          <table:table-cell table:style-name="ce9" office:value-type="string" calcext:value-type="string">
            <text:p>Footmen_of_Blackroot_Vale</text:p>
          </table:table-cell>
          <table:table-cell table:style-name="ce10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3" office:value-type="string" calcext:value-type="string">
            <text:p>itm_gon_tab_shield_a,</text:p>
          </table:table-cell>
          <table:table-cell table:style-name="ce13"/>
          <table:table-cell table:style-name="ce14" office:value-type="string" calcext:value-type="string">
            <text:p>str_15|agi_15| int_4| cha_4|level(16)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athletics_4|knows_power_throw_2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man_of_blackroot_vale</text:p>
          </table:table-cell>
          <table:table-cell table:style-name="ce9" office:value-type="string" calcext:value-type="string">
            <text:p>Spearman_of_Blackroot_Vale</text:p>
          </table:table-cell>
          <table:table-cell table:style-name="ce9" office:value-type="string" calcext:value-type="string">
            <text:p>Spearmen_of_Blackroot_Vale</text:p>
          </table:table-cell>
          <table:table-cell table:style-name="ce10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3" office:value-type="string" calcext:value-type="string">
            <text:p>itm_gon_tab_shield_d,</text:p>
          </table:table-cell>
          <table:table-cell table:style-name="ce13"/>
          <table:table-cell table:style-name="ce14" office:value-type="string" calcext:value-type="string">
            <text:p>str_18|agi_18| int_4| cha_4|level(25)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athletics_5|knows_power_throw_3|knows_power_strike_5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ackroot_leader</text:p>
          </table:table-cell>
          <table:table-cell table:style-name="ce9" office:value-type="string" calcext:value-type="string">
            <text:p>Captain_of_Blackroot_Vale</text:p>
          </table:table-cell>
          <table:table-cell table:style-name="ce9" office:value-type="string" calcext:value-type="string">
            <text:p>Captains_of_Blackroot_Vale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blackroot_leade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8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22" office:value-type="string" calcext:value-type="string">
            <text:p>Dol Amroth</text:p>
          </table:table-cell>
          <table:table-cell table:style-name="ce22" table:number-columns-repeated="8"/>
          <table:table-cell table:style-name="ce26" table:number-columns-repeated="4"/>
          <table:table-cell table:style-name="ce22" table:number-columns-repeated="6"/>
          <table:table-cell table:style-name="ce24"/>
          <table:table-cell table:style-name="ce2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ol_amroth_youth</text:p>
          </table:table-cell>
          <table:table-cell table:style-name="ce9" office:value-type="string" calcext:value-type="string">
            <text:p>Dol_Amroth_Recruit</text:p>
          </table:table-cell>
          <table:table-cell table:style-name="ce9" office:value-type="string" calcext:value-type="string">
            <text:p>Dol_Amroth_Recruits</text:p>
          </table:table-cell>
          <table:table-cell table:style-name="ce10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3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3" office:value-type="string" calcext:value-type="string">
            <text:p>itm_gon_tab_shield_a,</text:p>
          </table:table-cell>
          <table:table-cell table:style-name="ce13"/>
          <table:table-cell table:style-name="ce14" office:value-type="string" calcext:value-type="string">
            <text:p>attr_tier_1</text:p>
          </table:table-cell>
          <table:table-cell table:style-name="ce14" office:value-type="string" calcext:value-type="string">
            <text:p>wp_tier_1</text:p>
          </table:table-cell>
          <table:table-cell table:style-name="ce14" office:value-type="string" calcext:value-type="string">
            <text:p>knows_common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2</text:p>
          </table:table-cell>
          <table:table-cell table:style-name="ce16"/>
          <table:table-cell table:style-name="ce8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quire_of_dol_amroth</text:p>
          </table:table-cell>
          <table:table-cell table:style-name="ce9" office:value-type="string" calcext:value-type="string">
            <text:p>Squire_of_Dol_Amroth</text:p>
          </table:table-cell>
          <table:table-cell table:style-name="ce9" office:value-type="string" calcext:value-type="string">
            <text:p>Squires_of_Dol_Amroth</text:p>
          </table:table-cell>
          <table:table-cell table:style-name="ce10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itm_gondor_lance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2</text:p>
          </table:table-cell>
          <table:table-cell table:style-name="ce14" office:value-type="string" calcext:value-type="string">
            <text:p>wp_tier_2</text:p>
          </table:table-cell>
          <table:table-cell table:style-name="ce14" office:value-type="string" calcext:value-type="string">
            <text:p>knows_common|knows_riding_2|knows_shield_2|knows_power_strike_2|knows_ironflesh_2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squire_of_dol_amroth</text:p>
          </table:table-cell>
          <table:table-cell table:style-name="ce9" office:value-type="string" calcext:value-type="string">
            <text:p>Veteran_Squire_of_Dol_Amroth</text:p>
          </table:table-cell>
          <table:table-cell table:style-name="ce9" office:value-type="string" calcext:value-type="string">
            <text:p>Veteran_Squires_of_Dol_Amroth</text:p>
          </table:table-cell>
          <table:table-cell table:style-name="ce10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gondor_hunter,</text:p>
          </table:table-cell>
          <table:table-cell table:style-name="ce14" office:value-type="string" calcext:value-type="string">
            <text:p>attr_tier_3</text:p>
          </table:table-cell>
          <table:table-cell table:style-name="ce14" office:value-type="string" calcext:value-type="string">
            <text:p>wp_tier_3</text:p>
          </table:table-cell>
          <table:table-cell table:style-name="ce14" office:value-type="string" calcext:value-type="string">
            <text:p>knows_common|knows_riding_3|knows_shield_3|knows_power_strike_3|knows_ironflesh_3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knight_of_dol_amroth</text:p>
          </table:table-cell>
          <table:table-cell table:style-name="ce9" office:value-type="string" calcext:value-type="string">
            <text:p>Knight_of_Dol_Amroth</text:p>
          </table:table-cell>
          <table:table-cell table:style-name="ce9" office:value-type="string" calcext:value-type="string">
            <text:p>Knights_of_Dol_Amroth</text:p>
          </table:table-cell>
          <table:table-cell table:style-name="ce10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3" office:value-type="string" calcext:value-type="string">
            <text:p>itm_dol_hauber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dol_amroth_warhorse,</text:p>
          </table:table-cell>
          <table:table-cell table:style-name="ce14" office:value-type="string" calcext:value-type="string">
            <text:p>attr_tier_4</text:p>
          </table:table-cell>
          <table:table-cell table:style-name="ce14" office:value-type="string" calcext:value-type="string">
            <text:p>wp_tier_4</text:p>
          </table:table-cell>
          <table:table-cell table:style-name="ce14" office:value-type="string" calcext:value-type="string">
            <text:p>knows_common|knows_riding_4|knows_shield_4|knows_power_strike_4|knows_ironflesh_4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veteran_knight_of_dol_amroth</text:p>
          </table:table-cell>
          <table:table-cell table:style-name="ce9" office:value-type="string" calcext:value-type="string">
            <text:p>Veteran_Knight_of_Dol_Amroth</text:p>
          </table:table-cell>
          <table:table-cell table:style-name="ce9" office:value-type="string" calcext:value-type="string">
            <text:p>Veteran_Knights_of_Dol_Amroth</text:p>
          </table:table-cell>
          <table:table-cell table:style-name="ce10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3" office:value-type="string" calcext:value-type="string">
            <text:p>itm_dol_heavy_mail,itm_dol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dol_amroth_warhorse,</text:p>
          </table:table-cell>
          <table:table-cell table:style-name="ce14" office:value-type="string" calcext:value-type="string">
            <text:p>attr_tier_5</text:p>
          </table:table-cell>
          <table:table-cell table:style-name="ce14" office:value-type="string" calcext:value-type="string">
            <text:p>wp_tier_5</text:p>
          </table:table-cell>
          <table:table-cell table:style-name="ce14" office:value-type="string" calcext:value-type="string">
            <text:p>knows_common|knows_riding_5|knows_shield_4|knows_power_strike_5|knows_ironflesh_5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wan_knight_of_dol_amroth</text:p>
          </table:table-cell>
          <table:table-cell table:style-name="ce9" office:value-type="string" calcext:value-type="string">
            <text:p>Swan_Knight_of_Dol_Amroth</text:p>
          </table:table-cell>
          <table:table-cell table:style-name="ce9" office:value-type="string" calcext:value-type="string">
            <text:p>Swan_Knights_of_Dol_Amroth</text:p>
          </table:table-cell>
          <table:table-cell table:style-name="ce10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3" office:value-type="string" calcext:value-type="string">
            <text:p>itm_dol_amroth_warhorse2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(360)</text:p>
          </table:table-cell>
          <table:table-cell table:style-name="ce14" office:value-type="string" calcext:value-type="string">
            <text:p>knows_common|knows_riding_8|knows_shield_4|knows_power_strike_8|knows_ironflesh_6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ol_amroth_leader</text:p>
          </table:table-cell>
          <table:table-cell table:style-name="ce9" office:value-type="string" calcext:value-type="string">
            <text:p>Captain_of_Dol_Amroth</text:p>
          </table:table-cell>
          <table:table-cell table:style-name="ce9" office:value-type="string" calcext:value-type="string">
            <text:p>Captains_of_Dol_Amroth</text:p>
          </table:table-cell>
          <table:table-cell table:style-name="ce10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2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3" office:value-type="string" calcext:value-type="string">
            <text:p>itm_gon_tab_shield_c,</text:p>
          </table:table-cell>
          <table:table-cell table:style-name="ce13" office:value-type="string" calcext:value-type="string">
            <text:p>itm_dol_amroth_warhorse2,</text:p>
          </table:table-cell>
          <table:table-cell table:style-name="ce14" office:value-type="string" calcext:value-type="string">
            <text:p>attr_tier_6</text:p>
          </table:table-cell>
          <table:table-cell table:style-name="ce14" office:value-type="string" calcext:value-type="string">
            <text:p>wp_tier_6</text:p>
          </table:table-cell>
          <table:table-cell table:style-name="ce14" office:value-type="string" calcext:value-type="string">
            <text:p>knows_common|knows_riding_8|knows_shield_9|knows_power_strike_8|knows_ironflesh_10</text:p>
          </table:table-cell>
          <table:table-cell table:style-name="ce15" office:value-type="string" calcext:value-type="string">
            <text:p>gondor_face1</text:p>
          </table:table-cell>
          <table:table-cell table:style-name="ce15" office:value-type="string" calcext:value-type="string">
            <text:p>gondor_face3</text:p>
          </table:table-cell>
          <table:table-cell table:style-name="ce16"/>
          <table:table-cell table:style-name="ce8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Lothlorien</text:p>
          </table:table-cell>
          <table:table-cell table:style-name="ce8" table:number-columns-repeated="19"/>
          <table:table-cell table:style-name="ce8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scout</text:p>
          </table:table-cell>
          <table:table-cell table:style-name="ce9" office:value-type="string" calcext:value-type="string">
            <text:p>Lothlorien_Scout</text:p>
          </table:table-cell>
          <table:table-cell table:style-name="ce9" office:value-type="string" calcext:value-type="string">
            <text:p>Lothlorien_Scouts</text:p>
          </table:table-cell>
          <table:table-cell table:style-name="ce10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/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3" office:value-type="string" calcext:value-type="string">
            <text:p>itm_lorien_sword_b,</text:p>
          </table:table-cell>
          <table:table-cell table:style-name="ce13"/>
          <table:table-cell table:style-name="ce14" office:value-type="string" calcext:value-type="string">
            <text:p>attr_elf_tier_1</text:p>
          </table:table-cell>
          <table:table-cell table:style-name="ce14" office:value-type="string" calcext:value-type="string">
            <text:p>wp_elf_tier_1</text:p>
          </table:table-cell>
          <table:table-cell table:style-name="ce14" office:value-type="string" calcext:value-type="string">
            <text:p>knows_common|knows_power_draw_3|knows_power_strike_2|knows_ironflesh_1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veteran_scout</text:p>
          </table:table-cell>
          <table:table-cell table:style-name="ce9" office:value-type="string" calcext:value-type="string">
            <text:p>Lothlorien_Veteran_Scout</text:p>
          </table:table-cell>
          <table:table-cell table:style-name="ce9" office:value-type="string" calcext:value-type="string">
            <text:p>Lothlorien_Veteran_Scouts</text:p>
          </table:table-cell>
          <table:table-cell table:style-name="ce10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4|knows_power_draw_4|knows_power_draw_4|knows_ironflesh_1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archer</text:p>
          </table:table-cell>
          <table:table-cell table:style-name="ce9" office:value-type="string" calcext:value-type="string">
            <text:p>Lothlorien_Archer</text:p>
          </table:table-cell>
          <table:table-cell table:style-name="ce9" office:value-type="string" calcext:value-type="string">
            <text:p>Lothlorien_Archers</text:p>
          </table:table-cell>
          <table:table-cell table:style-name="ce10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3" office:value-type="string" calcext:value-type="string">
            <text:p>itm_lorien_armor_a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5|knows_power_draw_4|knows_power_strike_3|knows_ironflesh_3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veteran_archer</text:p>
          </table:table-cell>
          <table:table-cell table:style-name="ce9" office:value-type="string" calcext:value-type="string">
            <text:p>Lothlorien_Veteran_Archer</text:p>
          </table:table-cell>
          <table:table-cell table:style-name="ce9" office:value-type="string" calcext:value-type="string">
            <text:p>Lothlorien_Veteran_Archers</text:p>
          </table:table-cell>
          <table:table-cell table:style-name="ce10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6|knows_power_draw_5|knows_power_strike_3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master_archer</text:p>
          </table:table-cell>
          <table:table-cell table:style-name="ce9" office:value-type="string" calcext:value-type="string">
            <text:p>Lothlorien_Master_Archer</text:p>
          </table:table-cell>
          <table:table-cell table:style-name="ce9" office:value-type="string" calcext:value-type="string">
            <text:p>Lothlorien_Master_Archers</text:p>
          </table:table-cell>
          <table:table-cell table:style-name="ce10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3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7|knows_power_draw_6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aladhrim_royal_archer</text:p>
          </table:table-cell>
          <table:table-cell table:style-name="ce9" office:value-type="string" calcext:value-type="string">
            <text:p>Galadhrim_Royal_Archer</text:p>
          </table:table-cell>
          <table:table-cell table:style-name="ce9" office:value-type="string" calcext:value-type="string">
            <text:p>Galadhrim_Royal_Archers</text:p>
          </table:table-cell>
          <table:table-cell table:style-name="ce10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3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3"/>
          <table:table-cell table:style-name="ce14" office:value-type="string" calcext:value-type="string">
            <text:p>attr_elf_tier_6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athletics_8|knows_power_draw_7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aladhrim_royal_marksman</text:p>
          </table:table-cell>
          <table:table-cell table:style-name="ce9" office:value-type="string" calcext:value-type="string">
            <text:p>Galadhrim_Royal_Marksman</text:p>
          </table:table-cell>
          <table:table-cell table:style-name="ce9" office:value-type="string" calcext:value-type="string">
            <text:p>Galadhrim_Royal_Marksmen</text:p>
          </table:table-cell>
          <table:table-cell table:style-name="ce10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shield_c,</text:p>
          </table:table-cell>
          <table:table-cell table:style-name="ce13"/>
          <table:table-cell table:style-name="ce14" office:value-type="string" calcext:value-type="string">
            <text:p>attr_elf_tier_6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athletics_7|knows_shield_1|knows_power_draw_6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oldorin_mounted_archer</text:p>
          </table:table-cell>
          <table:table-cell table:style-name="ce9" office:value-type="string" calcext:value-type="string">
            <text:p>Noldorin_Mounted_Archer</text:p>
          </table:table-cell>
          <table:table-cell table:style-name="ce9" office:value-type="string" calcext:value-type="string">
            <text:p>Noldorin_Mounted_Archers</text:p>
          </table:table-cell>
          <table:table-cell table:style-name="ce10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3" office:value-type="string" calcext:value-type="string">
            <text:p>itm_lorien_sword_a,itm_lorien_round_shield,</text:p>
          </table:table-cell>
          <table:table-cell table:style-name="ce13" office:value-type="string" calcext:value-type="string">
            <text:p>itm_lorien_warhorse,</text:p>
          </table:table-cell>
          <table:table-cell table:style-name="ce14" office:value-type="string" calcext:value-type="string">
            <text:p>attr_elf_tier_6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infantry</text:p>
          </table:table-cell>
          <table:table-cell table:number-columns-repeated="2" table:style-name="ce9" office:value-type="string" calcext:value-type="string">
            <text:p>Lothlorien_Infantry</text:p>
          </table:table-cell>
          <table:table-cell table:style-name="ce10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a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3" office:value-type="string" calcext:value-type="string">
            <text:p>itm_lorien_shield_c,</text:p>
          </table:table-cell>
          <table:table-cell table:style-name="ce13"/>
          <table:table-cell table:style-name="ce14" office:value-type="string" calcext:value-type="string">
            <text:p>attr_elf_tier_1</text:p>
          </table:table-cell>
          <table:table-cell table:style-name="ce14" office:value-type="string" calcext:value-type="string">
            <text:p>wp_elf_tier_1</text:p>
          </table:table-cell>
          <table:table-cell table:style-name="ce14" office:value-type="string" calcext:value-type="string">
            <text:p>knows_common|knows_athletics_4|knows_power_draw_4|knows_power_strike_2|knows_ironflesh_3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veteran_infantry</text:p>
          </table:table-cell>
          <table:table-cell table:number-columns-repeated="2" table:style-name="ce9" office:value-type="string" calcext:value-type="string">
            <text:p>Lothlorien_Veteran_Infantry</text:p>
          </table:table-cell>
          <table:table-cell table:style-name="ce10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3" office:value-type="string" calcext:value-type="string">
            <text:p>itm_lorien_shield_c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5|knows_power_draw_3|knows_power_strike_3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elite_infantry</text:p>
          </table:table-cell>
          <table:table-cell table:number-columns-repeated="2" table:style-name="ce9" office:value-type="string" calcext:value-type="string">
            <text:p>Lothlorien_Elite_Infantry</text:p>
          </table:table-cell>
          <table:table-cell table:style-name="ce10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3" office:value-type="string" calcext:value-type="string">
            <text:p>itm_lorien_shield_b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5|knows_power_draw_3|knows_power_strike_5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aladhrim_royal_swordsman</text:p>
          </table:table-cell>
          <table:table-cell table:style-name="ce9" office:value-type="string" calcext:value-type="string">
            <text:p>Galadhrim_Royal_Swordsman</text:p>
          </table:table-cell>
          <table:table-cell table:style-name="ce9" office:value-type="string" calcext:value-type="string">
            <text:p>Galadhrim_Royal_Swordsmen</text:p>
          </table:table-cell>
          <table:table-cell table:style-name="ce10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3" office:value-type="string" calcext:value-type="string">
            <text:p>itm_lorien_shield_b,</text:p>
          </table:table-cell>
          <table:table-cell table:style-name="ce13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melee(500)</text:p>
          </table:table-cell>
          <table:table-cell table:style-name="ce14" office:value-type="string" calcext:value-type="string">
            <text:p>knows_common|knows_athletics_5|knows_power_draw_6|knows_power_strike_8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warden</text:p>
          </table:table-cell>
          <table:table-cell table:style-name="ce9" office:value-type="string" calcext:value-type="string">
            <text:p>Lothlorien_Warden</text:p>
          </table:table-cell>
          <table:table-cell table:style-name="ce9" office:value-type="string" calcext:value-type="string">
            <text:p>Lothlorien_Wardens</text:p>
          </table:table-cell>
          <table:table-cell table:style-name="ce10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6|knows_power_draw_5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veteran_warden</text:p>
          </table:table-cell>
          <table:table-cell table:style-name="ce9" office:value-type="string" calcext:value-type="string">
            <text:p>Lothlorien_Veteran_Warden</text:p>
          </table:table-cell>
          <table:table-cell table:style-name="ce9" office:value-type="string" calcext:value-type="string">
            <text:p>Lothlorien_Veteran_Wardens</text:p>
          </table:table-cell>
          <table:table-cell table:style-name="ce10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3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7|knows_power_draw_5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aladhrim_royal_warden</text:p>
          </table:table-cell>
          <table:table-cell table:style-name="ce9" office:value-type="string" calcext:value-type="string">
            <text:p>Galadhrim_Royal_Warden</text:p>
          </table:table-cell>
          <table:table-cell table:style-name="ce9" office:value-type="string" calcext:value-type="string">
            <text:p>Galadhrim_Royal_Wardens</text:p>
          </table:table-cell>
          <table:table-cell table:style-name="ce10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c,itm_lorien_shield_c,</text:p>
          </table:table-cell>
          <table:table-cell table:style-name="ce13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8|knows_power_draw_6|knows_power_strike_4|knows_ironflesh_4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lothlorien_standard_bearer</text:p>
          </table:table-cell>
          <table:table-cell table:style-name="ce9" office:value-type="string" calcext:value-type="string">
            <text:p>Lothlorien_Standard_Bearer</text:p>
          </table:table-cell>
          <table:table-cell table:style-name="ce9" office:value-type="string" calcext:value-type="string">
            <text:p>Lothlorien_Standard_Bearers</text:p>
          </table:table-cell>
          <table:table-cell table:style-name="ce10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3|knows_power_draw_3|knows_power_strike_7|knows_ironflesh_10</text:p>
          </table:table-cell>
          <table:table-cell table:style-name="ce15" office:value-type="string" calcext:value-type="string">
            <text:p>lorien_elf_face_1</text:p>
          </table:table-cell>
          <table:table-cell table:style-name="ce15" office:value-type="string" calcext:value-type="string">
            <text:p>lorien_elf_face_2</text:p>
          </table:table-cell>
          <table:table-cell table:style-name="ce16"/>
          <table:table-cell table:style-name="ce8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8"/>
          <table:table-cell table:number-columns-repeated="1018"/>
        </table:table-row>
        <table:table-row table:style-name="ro1">
          <table:table-cell table:style-name="ce7" office:value-type="string" calcext:value-type="string">
            <text:p>Mirkwood</text:p>
          </table:table-cell>
          <table:table-cell table:style-name="ce8"/>
          <table:table-cell/>
          <table:table-cell table:style-name="ce8" table:number-columns-repeated="17"/>
          <table:table-cell table:style-name="ce8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scout</text:p>
          </table:table-cell>
          <table:table-cell table:style-name="ce9" office:value-type="string" calcext:value-type="string">
            <text:p>Greenwood_Scout</text:p>
          </table:table-cell>
          <table:table-cell table:style-name="ce9" office:value-type="string" calcext:value-type="string">
            <text:p>Greenwood_Scouts</text:p>
          </table:table-cell>
          <table:table-cell table:style-name="ce10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13"/>
          <table:table-cell table:style-name="ce13" office:value-type="string" calcext:value-type="string">
            <text:p>itm_mirkwood_armor_a,</text:p>
          </table:table-cell>
          <table:table-cell table:style-name="ce13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14" office:value-type="string" calcext:value-type="string">
            <text:p>attr_elf_tier_1</text:p>
          </table:table-cell>
          <table:table-cell table:style-name="ce14" office:value-type="string" calcext:value-type="string">
            <text:p>wp_elf_tier_1</text:p>
          </table:table-cell>
          <table:table-cell table:style-name="ce14" office:value-type="string" calcext:value-type="string">
            <text:p>knows_common|knows_power_draw_3|knows_power_strike_2|knows_ironflesh_1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veteran_scout</text:p>
          </table:table-cell>
          <table:table-cell table:style-name="ce9" office:value-type="string" calcext:value-type="string">
            <text:p>Greenwood_Veteran_Scout</text:p>
          </table:table-cell>
          <table:table-cell table:style-name="ce9" office:value-type="string" calcext:value-type="string">
            <text:p>Greenwood_Veteran_Scouts</text:p>
          </table:table-cell>
          <table:table-cell table:style-name="ce10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13"/>
          <table:table-cell table:style-name="ce13" office:value-type="string" calcext:value-type="string">
            <text:p>itm_mirkwood_armor_a,</text:p>
          </table:table-cell>
          <table:table-cell table:style-name="ce13"/>
          <table:table-cell table:style-name="ce20" office:value-type="string" calcext:value-type="string">
            <text:p>itm_mirkwood_boots,</text:p>
          </table:table-cell>
          <table:table-cell table:style-name="ce13" office:value-type="string" calcext:value-type="string">
            <text:p>itm_regular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4|knows_power_draw_4|knows_power_strike_2|knows_ironflesh_1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archer</text:p>
          </table:table-cell>
          <table:table-cell table:style-name="ce9" office:value-type="string" calcext:value-type="string">
            <text:p>Greenwood_Bowman</text:p>
          </table:table-cell>
          <table:table-cell table:style-name="ce9" office:value-type="string" calcext:value-type="string">
            <text:p>Greenwood_Bowmen</text:p>
          </table:table-cell>
          <table:table-cell table:style-name="ce10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/>
          <table:table-cell table:style-name="ce13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5|knows_power_draw_5|knows_power_strike_3|knows_ironflesh_3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veteran_archer</text:p>
          </table:table-cell>
          <table:table-cell table:style-name="ce9" office:value-type="string" calcext:value-type="string">
            <text:p>Greenwood_Archer</text:p>
          </table:table-cell>
          <table:table-cell table:style-name="ce9" office:value-type="string" calcext:value-type="string">
            <text:p>Greenwood_Archers</text:p>
          </table:table-cell>
          <table:table-cell table:style-name="ce10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d,</text:p>
          </table:table-cell>
          <table:table-cell table:style-name="ce13"/>
          <table:table-cell table:style-name="ce20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6|knows_power_draw_5|knows_power_strike_3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master_archer</text:p>
          </table:table-cell>
          <table:table-cell table:style-name="ce9" office:value-type="string" calcext:value-type="string">
            <text:p>Greenwood_Veteran_Archer</text:p>
          </table:table-cell>
          <table:table-cell table:style-name="ce9" office:value-type="string" calcext:value-type="string">
            <text:p>Greenwood_Veteran_Archers</text:p>
          </table:table-cell>
          <table:table-cell table:style-name="ce10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20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7|knows_power_draw_6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randuils_royal_marksman</text:p>
          </table:table-cell>
          <table:table-cell table:style-name="ce9" office:value-type="string" calcext:value-type="string">
            <text:p>Thranduil's_Royal_Marksman</text:p>
          </table:table-cell>
          <table:table-cell table:style-name="ce9" office:value-type="string" calcext:value-type="string">
            <text:p>Thranduil's_Royal_Marksmen</text:p>
          </table:table-cell>
          <table:table-cell table:style-name="ce10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3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14" office:value-type="string" calcext:value-type="string">
            <text:p>attr_elf_tier_6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athletics_8|knows_power_draw_7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sentinel</text:p>
          </table:table-cell>
          <table:table-cell table:style-name="ce9" office:value-type="string" calcext:value-type="string">
            <text:p>Greenwood_Sentinel</text:p>
          </table:table-cell>
          <table:table-cell table:style-name="ce9" office:value-type="string" calcext:value-type="string">
            <text:p>Greenwood_Sentinels</text:p>
          </table:table-cell>
          <table:table-cell table:style-name="ce10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/>
          <table:table-cell table:style-name="ce13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3" office:value-type="string" calcext:value-type="string">
            <text:p>itm_mirkwood_sword,itm_mirkwood_spear_shield_b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6|knows_power_draw_5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vet_sentinel</text:p>
          </table:table-cell>
          <table:table-cell table:style-name="ce9" office:value-type="string" calcext:value-type="string">
            <text:p>Greenwood_Veteran_Sentinel</text:p>
          </table:table-cell>
          <table:table-cell table:style-name="ce9" office:value-type="string" calcext:value-type="string">
            <text:p>Greenwood_Veteran_Sentinels</text:p>
          </table:table-cell>
          <table:table-cell table:style-name="ce10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a,</text:p>
          </table:table-cell>
          <table:table-cell table:style-name="ce13"/>
          <table:table-cell table:style-name="ce20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sword,itm_mirkwood_spear_shield_b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7|knows_power_draw_6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irkwood_guardsman</text:p>
          </table:table-cell>
          <table:table-cell table:style-name="ce9" office:value-type="string" calcext:value-type="string">
            <text:p>Greenwood_Guardsman</text:p>
          </table:table-cell>
          <table:table-cell table:style-name="ce9" office:value-type="string" calcext:value-type="string">
            <text:p>Greenwood_Guardsmen</text:p>
          </table:table-cell>
          <table:table-cell table:style-name="ce10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sword,itm_mirkwood_spear_shield_c,</text:p>
          </table:table-cell>
          <table:table-cell table:style-name="ce20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8|knows_power_draw_7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spearman</text:p>
          </table:table-cell>
          <table:table-cell table:number-columns-repeated="2" table:style-name="ce9" office:value-type="string" calcext:value-type="string">
            <text:p>Greenwood_Infantry</text:p>
          </table:table-cell>
          <table:table-cell table:style-name="ce10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5|knows_power_draw_3|knows_power_strike_3|knows_ironflesh_3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veteran_spearman</text:p>
          </table:table-cell>
          <table:table-cell table:number-columns-repeated="2" table:style-name="ce9" office:value-type="string" calcext:value-type="string">
            <text:p>Greenwood_Veteran_Infantry</text:p>
          </table:table-cell>
          <table:table-cell table:style-name="ce10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3" office:value-type="string" calcext:value-type="string">
            <text:p>itm_mirkwood_light_scale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6|knows_power_draw_3|knows_power_strike_4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royal_spearman</text:p>
          </table:table-cell>
          <table:table-cell table:number-columns-repeated="2" table:style-name="ce9" office:value-type="string" calcext:value-type="string">
            <text:p>Greenwood_Elite_Infantry</text:p>
          </table:table-cell>
          <table:table-cell table:style-name="ce10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d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</text:p>
          </table:table-cell>
          <table:table-cell table:style-name="ce13" office:value-type="string" calcext:value-type="string">
            <text:p>itm_mirkwood_spear_shield_b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7|knows_power_draw_3|knows_power_strike_5|knows_ironflesh_5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randuils_royal_swordsman</text:p>
          </table:table-cell>
          <table:table-cell table:style-name="ce9" office:value-type="string" calcext:value-type="string">
            <text:p>Thranduil's_Royal_Swordsman</text:p>
          </table:table-cell>
          <table:table-cell table:style-name="ce9" office:value-type="string" calcext:value-type="string">
            <text:p>Thranduil's_Royal_Swordsmen</text:p>
          </table:table-cell>
          <table:table-cell table:style-name="ce10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e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3" office:value-type="string" calcext:value-type="string">
            <text:p>itm_mirkwood_spear_shield_c,</text:p>
          </table:table-cell>
          <table:table-cell table:style-name="ce20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athletics_8|knows_power_draw_7|knows_power_strike_7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randuils_spearman</text:p>
          </table:table-cell>
          <table:table-cell table:style-name="ce9" office:value-type="string" calcext:value-type="string">
            <text:p>Thranduil's_Royal_Spearman</text:p>
          </table:table-cell>
          <table:table-cell table:style-name="ce9" office:value-type="string" calcext:value-type="string">
            <text:p>Thranduil's_Royal_Spearmen</text:p>
          </table:table-cell>
          <table:table-cell table:style-name="ce10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melee(500)</text:p>
          </table:table-cell>
          <table:table-cell table:style-name="ce14" office:value-type="string" calcext:value-type="string">
            <text:p>knows_common|knows_athletics_8|knows_power_draw_7|knows_power_strike_7|knows_ironflesh_4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reenwood_standard_bearer</text:p>
          </table:table-cell>
          <table:table-cell table:style-name="ce9" office:value-type="string" calcext:value-type="string">
            <text:p>Greenwood_Standard_Bearer</text:p>
          </table:table-cell>
          <table:table-cell table:style-name="ce9" office:value-type="string" calcext:value-type="string">
            <text:p>Greenwood_Standard_Bearers</text:p>
          </table:table-cell>
          <table:table-cell table:style-name="ce10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3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4|knows_power_draw_6|knows_power_strike_4|knows_ironflesh_10</text:p>
          </table:table-cell>
          <table:table-cell table:style-name="ce15" office:value-type="string" calcext:value-type="string">
            <text:p>mirkwood_elf_face_1</text:p>
          </table:table-cell>
          <table:table-cell table:style-name="ce15" office:value-type="string" calcext:value-type="string">
            <text:p>mirkwood_elf_face_2</text:p>
          </table:table-cell>
          <table:table-cell table:style-name="ce16"/>
          <table:table-cell table:style-name="ce8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>
            <text:p/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ivendell</text:p>
          </table:table-cell>
          <table:table-cell table:style-name="ce8" table:number-columns-repeated="19"/>
          <table:table-cell table:style-name="ce8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scout</text:p>
          </table:table-cell>
          <table:table-cell table:style-name="ce9" office:value-type="string" calcext:value-type="string">
            <text:p>Rivendell_Scout</text:p>
          </table:table-cell>
          <table:table-cell table:style-name="ce9" office:value-type="string" calcext:value-type="string">
            <text:p>Rivendell_Scouts</text:p>
          </table:table-cell>
          <table:table-cell table:style-name="ce10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3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3"/>
          <table:table-cell table:style-name="ce14" office:value-type="string" calcext:value-type="string">
            <text:p>attr_elf_tier_1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power_draw_3|knows_power_strike_2|knows_ironflesh_1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veteran_scout</text:p>
          </table:table-cell>
          <table:table-cell table:style-name="ce9" office:value-type="string" calcext:value-type="string">
            <text:p>Rivendell_Veteran_Scout</text:p>
          </table:table-cell>
          <table:table-cell table:style-name="ce9" office:value-type="string" calcext:value-type="string">
            <text:p>Rivendell_Veteran_Scouts</text:p>
          </table:table-cell>
          <table:table-cell table:style-name="ce10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3"/>
          <table:table-cell table:style-name="ce13" office:value-type="string" calcext:value-type="string">
            <text:p>itm_riv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2|knows_power_strike_2|knows_power_draw_3|knows_power_strike_4|knows_ironflesh_1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sentinel</text:p>
          </table:table-cell>
          <table:table-cell table:style-name="ce9" office:value-type="string" calcext:value-type="string">
            <text:p>Rivendell_Sentinel</text:p>
          </table:table-cell>
          <table:table-cell table:style-name="ce9" office:value-type="string" calcext:value-type="string">
            <text:p>Rivendell_Sentinels</text:p>
          </table:table-cell>
          <table:table-cell table:style-name="ce10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3" office:value-type="string" calcext:value-type="string">
            <text:p>itm_riv_armor_archer,</text:p>
          </table:table-cell>
          <table:table-cell table:style-name="ce13"/>
          <table:table-cell table:style-name="ce20" office:value-type="string" calcext:value-type="string">
            <text:p>itm_riv_boots,</text:p>
          </table:table-cell>
          <table:table-cell table:style-name="ce27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4|knows_power_draw_4|knows_power_strike_3|knows_ironflesh_3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veteran_sentinel</text:p>
          </table:table-cell>
          <table:table-cell table:style-name="ce9" office:value-type="string" calcext:value-type="string">
            <text:p>Rivendell_Veteran_Sentinel</text:p>
          </table:table-cell>
          <table:table-cell table:style-name="ce9" office:value-type="string" calcext:value-type="string">
            <text:p>Rivendell_Veteran_Sentinels</text:p>
          </table:table-cell>
          <table:table-cell table:style-name="ce10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archer,</text:p>
          </table:table-cell>
          <table:table-cell table:style-name="ce13"/>
          <table:table-cell table:style-name="ce13" office:value-type="string" calcext:value-type="string">
            <text:p>itm_riv_boots,</text:p>
          </table:table-cell>
          <table:table-cell table:style-name="ce13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5|knows_power_draw_4|knows_power_strike_3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elite_sentinel</text:p>
          </table:table-cell>
          <table:table-cell table:style-name="ce9" office:value-type="string" calcext:value-type="string">
            <text:p>Rivendell_Elite_Sentinel</text:p>
          </table:table-cell>
          <table:table-cell table:style-name="ce9" office:value-type="string" calcext:value-type="string">
            <text:p>Rivendell_Elite_Sentinels</text:p>
          </table:table-cell>
          <table:table-cell table:style-name="ce10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b,</text:p>
          </table:table-cell>
          <table:table-cell table:style-name="ce13" office:value-type="string" calcext:value-type="string">
            <text:p>itm_riv_armor_m_archer,</text:p>
          </table:table-cell>
          <table:table-cell table:style-name="ce13"/>
          <table:table-cell table:style-name="ce13" office:value-type="string" calcext:value-type="string">
            <text:p>itm_riv_boots,</text:p>
          </table:table-cell>
          <table:table-cell table:style-name="ce13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3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5|knows_power_draw_5|knows_power_strike_4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guardian</text:p>
          </table:table-cell>
          <table:table-cell table:style-name="ce9" office:value-type="string" calcext:value-type="string">
            <text:p>Rivendell_Guardian</text:p>
          </table:table-cell>
          <table:table-cell table:style-name="ce9" office:value-type="string" calcext:value-type="string">
            <text:p>Rivendell_Guardians</text:p>
          </table:table-cell>
          <table:table-cell table:style-name="ce10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b,</text:p>
          </table:table-cell>
          <table:table-cell table:style-name="ce13" office:value-type="string" calcext:value-type="string">
            <text:p>itm_riv_armor_m_archer,</text:p>
          </table:table-cell>
          <table:table-cell table:style-name="ce13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3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3"/>
          <table:table-cell table:style-name="ce14" office:value-type="string" calcext:value-type="string">
            <text:p>attr_elf_tier_6</text:p>
          </table:table-cell>
          <table:table-cell table:style-name="ce14" office:value-type="string" calcext:value-type="string">
            <text:p>wp_elf_tier_6</text:p>
          </table:table-cell>
          <table:table-cell table:style-name="ce14" office:value-type="string" calcext:value-type="string">
            <text:p>knows_common|knows_athletics_5|knows_power_draw_6|knows_power_strike_4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infantry</text:p>
          </table:table-cell>
          <table:table-cell table:number-columns-repeated="2" table:style-name="ce9" office:value-type="string" calcext:value-type="string">
            <text:p>Rivendell_Infantry</text:p>
          </table:table-cell>
          <table:table-cell table:style-name="ce10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3" office:value-type="string" calcext:value-type="string">
            <text:p>itm_riv_shield_a,</text:p>
          </table:table-cell>
          <table:table-cell table:style-name="ce13"/>
          <table:table-cell table:style-name="ce14" office:value-type="string" calcext:value-type="string">
            <text:p>attr_elf_tier_2</text:p>
          </table:table-cell>
          <table:table-cell table:style-name="ce14" office:value-type="string" calcext:value-type="string">
            <text:p>wp_elf_tier_2</text:p>
          </table:table-cell>
          <table:table-cell table:style-name="ce14" office:value-type="string" calcext:value-type="string">
            <text:p>knows_common|knows_athletics_4|knows_power_draw_4|knows_power_strike_3|knows_ironflesh_3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veteran_infantry</text:p>
          </table:table-cell>
          <table:table-cell table:number-columns-repeated="2" table:style-name="ce9" office:value-type="string" calcext:value-type="string">
            <text:p>Rivendell_Veteran_Infantry</text:p>
          </table:table-cell>
          <table:table-cell table:style-name="ce10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b,</text:p>
          </table:table-cell>
          <table:table-cell table:style-name="ce13" office:value-type="string" calcext:value-type="string">
            <text:p>itm_riv_armor_light_inf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3" office:value-type="string" calcext:value-type="string">
            <text:p>itm_riv_shield_a,</text:p>
          </table:table-cell>
          <table:table-cell table:style-name="ce13"/>
          <table:table-cell table:style-name="ce14" office:value-type="string" calcext:value-type="string">
            <text:p>attr_elf_tier_3</text:p>
          </table:table-cell>
          <table:table-cell table:style-name="ce14" office:value-type="string" calcext:value-type="string">
            <text:p>wp_elf_tier_3</text:p>
          </table:table-cell>
          <table:table-cell table:style-name="ce14" office:value-type="string" calcext:value-type="string">
            <text:p>knows_common|knows_athletics_5|knows_power_draw_4|knows_power_strike_4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elite_infantry</text:p>
          </table:table-cell>
          <table:table-cell table:number-columns-repeated="2" table:style-name="ce9" office:value-type="string" calcext:value-type="string">
            <text:p>Rivendell_Elite_Infantry</text:p>
          </table:table-cell>
          <table:table-cell table:style-name="ce10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3" office:value-type="string" calcext:value-type="string">
            <text:p>itm_riv_armor_med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27" office:value-type="string" calcext:value-type="string">
            <text:p>itm_riv_spear,itm_riv_1h_sword,</text:p>
          </table:table-cell>
          <table:table-cell table:style-name="ce13" office:value-type="string" calcext:value-type="string">
            <text:p>itm_riv_shield_a,</text:p>
          </table:table-cell>
          <table:table-cell table:style-name="ce13"/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athletics_5|knows_power_draw_5|knows_power_strike_5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royal_infantry</text:p>
          </table:table-cell>
          <table:table-cell table:number-columns-repeated="2" table:style-name="ce9" office:value-type="string" calcext:value-type="string">
            <text:p>Rivendell_Royal_Infantry</text:p>
          </table:table-cell>
          <table:table-cell table:style-name="ce10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3" office:value-type="string" calcext:value-type="string">
            <text:p>itm_riv_armor_heavy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bas_sword,</text:p>
          </table:table-cell>
          <table:table-cell table:style-name="ce13" office:value-type="string" calcext:value-type="string">
            <text:p>itm_riv_shield_a,</text:p>
          </table:table-cell>
          <table:table-cell table:style-name="ce13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5|knows_power_draw_6|knows_power_strike_7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cavalry</text:p>
          </table:table-cell>
          <table:table-cell table:number-columns-repeated="2" table:style-name="ce9" office:value-type="string" calcext:value-type="string">
            <text:p>Rivendell_Cavalry</text:p>
          </table:table-cell>
          <table:table-cell table:style-name="ce10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3" office:value-type="string" calcext:value-type="string">
            <text:p>itm_riv_armor_h_arche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3" office:value-type="string" calcext:value-type="string">
            <text:p>itm_riv_warhorse,</text:p>
          </table:table-cell>
          <table:table-cell table:style-name="ce14" office:value-type="string" calcext:value-type="string">
            <text:p>attr_elf_tier_4</text:p>
          </table:table-cell>
          <table:table-cell table:style-name="ce14" office:value-type="string" calcext:value-type="string">
            <text:p>wp_elf_tier_4</text:p>
          </table:table-cell>
          <table:table-cell table:style-name="ce14" office:value-type="string" calcext:value-type="string">
            <text:p>knows_common|knows_riding_5|knows_athletics_5|knows_power_draw_5|knows_power_strike_6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knight_of_rivendell</text:p>
          </table:table-cell>
          <table:table-cell table:style-name="ce9" office:value-type="string" calcext:value-type="string">
            <text:p>Knight_of_Rivendell</text:p>
          </table:table-cell>
          <table:table-cell table:style-name="ce9" office:value-type="string" calcext:value-type="string">
            <text:p>Knights_of_Rivendell</text:p>
          </table:table-cell>
          <table:table-cell table:style-name="ce10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3" office:value-type="string" calcext:value-type="string">
            <text:p>itm_riv_armor_h_archer,</text:p>
          </table:table-cell>
          <table:table-cell table:style-name="ce13"/>
          <table:table-cell table:style-name="ce20" office:value-type="string" calcext:value-type="string">
            <text:p>itm_riv_boots,</text:p>
          </table:table-cell>
          <table:table-cell table:style-name="ce13" office:value-type="string" calcext:value-type="string">
            <text:p>itm_strong_bow,itm_elven_arrows,</text:p>
          </table:table-cell>
          <table:table-cell table:style-name="ce13" office:value-type="string" calcext:value-type="string">
            <text:p>itm_riv_1h_sword,itm_riv_bas_sword,itm_riv_shield_b,itm_riv_spear,itm_riv_riding_sword,</text:p>
          </table:table-cell>
          <table:table-cell table:style-name="ce13" office:value-type="string" calcext:value-type="string">
            <text:p>itm_riv_warhorse2,</text:p>
          </table:table-cell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ivendell_standard_bearer</text:p>
          </table:table-cell>
          <table:table-cell table:style-name="ce9" office:value-type="string" calcext:value-type="string">
            <text:p>Rivendell_Standard_Bearer</text:p>
          </table:table-cell>
          <table:table-cell table:style-name="ce9" office:value-type="string" calcext:value-type="string">
            <text:p>Rivendell_Standard_Bearers</text:p>
          </table:table-cell>
          <table:table-cell table:style-name="ce10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3" office:value-type="string" calcext:value-type="string">
            <text:p>itm_riv_armor_heavy,</text:p>
          </table:table-cell>
          <table:table-cell table:style-name="ce13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3" office:value-type="string" calcext:value-type="string">
            <text:p>itm_imladris_banner,</text:p>
          </table:table-cell>
          <table:table-cell table:style-name="ce13" table:number-columns-repeated="2"/>
          <table:table-cell table:style-name="ce14" office:value-type="string" calcext:value-type="string">
            <text:p>attr_elf_tier_5</text:p>
          </table:table-cell>
          <table:table-cell table:style-name="ce14" office:value-type="string" calcext:value-type="string">
            <text:p>wp_elf_tier_5</text:p>
          </table:table-cell>
          <table:table-cell table:style-name="ce14" office:value-type="string" calcext:value-type="string">
            <text:p>knows_common|knows_athletics_3|knows_power_draw_6|knows_power_strike_6|knows_ironflesh_10</text:p>
          </table:table-cell>
          <table:table-cell table:style-name="ce15" office:value-type="string" calcext:value-type="string">
            <text:p>rivendell_elf_face_1</text:p>
          </table:table-cell>
          <table:table-cell table:style-name="ce15" office:value-type="string" calcext:value-type="string">
            <text:p>rivendell_elf_face_2</text:p>
          </table:table-cell>
          <table:table-cell table:style-name="ce16"/>
          <table:table-cell table:style-name="ce8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20"/>
          <table:table-cell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>
            <text:p/>
          </table:table-cell>
          <table:table-cell table:number-columns-repeated="1003"/>
        </table:table-row>
        <table:table-row table:style-name="ro1">
          <table:table-cell table:style-name="ce7"/>
          <table:table-cell table:style-name="ce8" table:number-columns-repeated="19"/>
          <table:table-cell table:style-name="ce8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>
            <text:p/>
          </table:table-cell>
          <table:table-cell table:number-columns-repeated="1003"/>
        </table:table-row>
        <table:table-row table:style-name="ro1">
          <table:table-cell table:style-name="ce9" table:number-columns-repeated="3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7"/>
          <table:table-cell table:style-name="ce14" table:number-columns-repeated="3"/>
          <table:table-cell table:style-name="ce15" table:number-columns-repeated="2"/>
          <table:table-cell table:style-name="ce16"/>
          <table:table-cell table:style-name="ce8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1003"/>
        </table:table-row>
        <table:table-row table:style-name="ro1">
          <table:table-cell table:style-name="ce8" table:number-columns-repeated="5"/>
          <table:table-cell table:style-name="ce8" table:formula="of:=[.F280]+[.F281]+[.F282]+[.F283]+[.F284]+[.F285]" office:value-type="float" office:value="0" calcext:value-type="float">
            <text:p>0</text:p>
          </table:table-cell>
          <table:table-cell table:style-name="ce8" table:number-columns-repeated="15"/>
          <table:table-cell table:number-columns-repeated="1003"/>
        </table:table-row>
        <table:table-row table:style-name="ro1" table:number-rows-repeated="824">
          <table:table-cell table:style-name="ce8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ariables" table:style-name="ta1">
        <table:table-column table:style-name="co3" table:number-columns-repeated="1023" table:default-cell-style-name="ce1"/>
        <table:table-column table:style-name="co12" table:default-cell-style-name="ce1"/>
        <table:table-row table:style-name="ro5">
          <table:table-cell table:number-columns-repeated="7"/>
          <table:table-cell table:style-name="ce2" office:value-type="string" calcext:value-type="string">
            <text:p>Char 1</text:p>
          </table:table-cell>
          <table:table-cell table:style-name="ce2" office:value-type="string" calcext:value-type="string">
            <text:p>[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2</text:p>
          </table:table-cell>
          <table:table-cell table:style-name="ce2" office:value-type="string" calcext:value-type="string">
            <text:p>]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3</text:p>
          </table:table-cell>
          <table:table-cell table:style-name="ce2" office:value-type="string" calcext:value-type="string">
            <text:p>(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4</text:p>
          </table:table-cell>
          <table:table-cell table:style-name="ce2" office:value-type="string" calcext:value-type="string">
            <text:p>)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5</text:p>
          </table:table-cell>
          <table:table-cell table:style-name="ce2" office:value-type="string" calcext:value-type="string">
            <text:p>|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6</text:p>
          </table:table-cell>
          <table:table-cell table:style-name="ce2" office:value-type="string" calcext:value-type="string">
            <text:p>,</text:p>
          </table:table-cell>
          <table:table-cell table:number-columns-repeated="1015"/>
        </table:table-row>
        <table:table-row table:style-name="ro5">
          <table:table-cell table:number-columns-repeated="7"/>
          <table:table-cell table:style-name="ce2" office:value-type="string" calcext:value-type="string">
            <text:p>Char 7</text:p>
          </table:table-cell>
          <table:table-cell table:style-name="ce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5">
          <table:table-cell table:style-name="ce3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initial-creator/>
    <dc:creator>Jöran Balks</dc:creator>
    <meta:creation-date>2018-01-09T20:56:58Z</meta:creation-date>
    <dc:date>2018-02-15T19:57:41.767000000</dc:date>
    <meta:editing-duration>PT37M9S</meta:editing-duration>
    <meta:editing-cycles>5</meta:editing-cycles>
    <meta:document-statistic meta:table-count="2" meta:cell-count="3370" meta:object-count="0"/>
  </office:meta>
</office:document-meta>
</file>